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pt"/>
    </style:style>
    <style:style style:name="co2" style:family="table-column">
      <style:table-column-properties fo:break-before="auto" style:column-width="53.86pt"/>
    </style:style>
    <style:style style:name="co3" style:family="table-column">
      <style:table-column-properties fo:break-before="auto" style:column-width="244.74pt"/>
    </style:style>
    <style:style style:name="co4" style:family="table-column">
      <style:table-column-properties fo:break-before="auto" style:column-width="180.79pt"/>
    </style:style>
    <style:style style:name="co5" style:family="table-column">
      <style:table-column-properties fo:break-before="auto" style:column-width="189.89pt"/>
    </style:style>
    <style:style style:name="ro1" style:family="table-row">
      <style:table-row-properties style:row-height="14pt" fo:break-before="auto" style:use-optimal-row-height="true"/>
    </style:style>
    <style:style style:name="ta1" style:family="table" style:master-page-name="PageStyle_5f_IVs">
      <style:table-properties table:display="true" style:writing-mode="lr-tb"/>
    </style:style>
    <style:style style:name="ta2" style:family="table" style:master-page-name="PageStyle_5f_CCE">
      <style:table-properties table:display="true" style:writing-mode="lr-tb"/>
    </style:style>
    <style:style style:name="ta3" style:family="table" style:master-page-name="PageStyle_5f_Cluster_20_Widths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5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 style:data-style-name="N61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Vs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13 July 2018</text:p>
          </table:table-cell>
          <table:table-cell table:number-columns-repeated="2"/>
          <table:table-cell table:style-name="ce2" office:value-type="string" calcext:value-type="string">
            <text:p>ATLAS 17A IV</text:p>
          </table:table-cell>
          <table:table-cell/>
          <table:table-cell table:style-name="ce2" office:value-type="string" calcext:value-type="string">
            <text:p>ATLAS 17A IV</text:p>
          </table:table-cell>
          <table:table-cell/>
          <table:table-cell table:style-name="ce2" office:value-type="string" calcext:value-type="string">
            <text:p>ATLAS 17A I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/V</text:p>
          </table:table-cell>
          <table:table-cell office:value-type="string" calcext:value-type="string">
            <text:p>I/nA</text:p>
          </table:table-cell>
          <table:table-cell table:number-columns-repeated="2"/>
          <table:table-cell office:value-type="string" calcext:value-type="string">
            <text:p>W31 Mini7 STD</text:p>
          </table:table-cell>
          <table:table-cell/>
          <table:table-cell office:value-type="string" calcext:value-type="string">
            <text:p>W32 Mini2 STD</text:p>
          </table:table-cell>
          <table:table-cell/>
          <table:table-cell office:value-type="string" calcext:value-type="string">
            <text:p>W31 Mini4 ST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" office:value-type="string" calcext:value-type="string">
            <text:p>100000000000000 neq/cm^2</text:p>
          </table:table-cell>
          <table:table-cell/>
          <table:table-cell table:style-name="ce3" office:value-type="string" calcext:value-type="string">
            <text:p>5e14 neq/cm^2</text:p>
          </table:table-cell>
          <table:table-cell/>
          <table:table-cell table:style-name="ce3" office:value-type="string" calcext:value-type="string">
            <text:p>1e15 neq/cm^2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5" calcext:value-type="float">
            <text:p>-1.5</text:p>
          </table:table-cell>
          <table:table-cell table:number-columns-repeated="2"/>
          <table:table-cell office:value-type="string" calcext:value-type="string">
            <text:p>-25C</text:p>
          </table:table-cell>
          <table:table-cell office:value-type="string" calcext:value-type="string">
            <text:p>17 July 2018</text:p>
          </table:table-cell>
          <table:table-cell office:value-type="string" calcext:value-type="string">
            <text:p>-25C</text:p>
          </table:table-cell>
          <table:table-cell office:value-type="string" calcext:value-type="string">
            <text:p>18 July 2018</text:p>
          </table:table-cell>
          <table:table-cell office:value-type="string" calcext:value-type="string">
            <text:p>-25C</text:p>
          </table:table-cell>
          <table:table-cell office:value-type="string" calcext:value-type="string">
            <text:p>19 July 2018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35" calcext:value-type="float">
            <text:p>-0.35</text:p>
          </table:table-cell>
          <table:table-cell table:number-columns-repeated="2"/>
          <table:table-cell office:value-type="string" calcext:value-type="string">
            <text:p>V(V)</text:p>
          </table:table-cell>
          <table:table-cell office:value-type="string" calcext:value-type="string">
            <text:p>I(nA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I(uA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I(uA)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11" calcext:value-type="float">
            <text:p>-0.11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24" calcext:value-type="float">
            <text:p>-0.24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835" calcext:value-type="float">
            <text:p>0.835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983" calcext:value-type="float">
            <text:p>0.983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7" calcext:value-type="float">
            <text:p>0.0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.072" calcext:value-type="float">
            <text:p>1.072</text:p>
          </table:table-cell>
          <table:table-cell office:value-type="float" office:value="150" calcext:value-type="float">
            <text:p>150</text:p>
          </table:table-cell>
          <table:table-cell office:value-type="float" office:value="5.1" calcext:value-type="float">
            <text:p>5.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159" calcext:value-type="float">
            <text:p>1.159</text:p>
          </table:table-cell>
          <table:table-cell office:value-type="float" office:value="200" calcext:value-type="float">
            <text:p>200</text:p>
          </table:table-cell>
          <table:table-cell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1.5" calcext:value-type="float">
            <text:p>11.5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.248" calcext:value-type="float">
            <text:p>1.248</text:p>
          </table:table-cell>
          <table:table-cell office:value-type="float" office:value="250" calcext:value-type="float">
            <text:p>250</text:p>
          </table:table-cell>
          <table:table-cell office:value-type="float" office:value="7.3" calcext:value-type="float">
            <text:p>7.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.335" calcext:value-type="float">
            <text:p>1.335</text:p>
          </table:table-cell>
          <table:table-cell office:value-type="float" office:value="300" calcext:value-type="float">
            <text:p>300</text:p>
          </table:table-cell>
          <table:table-cell office:value-type="float" office:value="8.2" calcext:value-type="float">
            <text:p>8.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.432" calcext:value-type="float">
            <text:p>1.432</text:p>
          </table:table-cell>
          <table:table-cell office:value-type="float" office:value="350" calcext:value-type="float">
            <text:p>350</text:p>
          </table:table-cell>
          <table:table-cell office:value-type="float" office:value="8.9" calcext:value-type="float">
            <text:p>8.9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8.2" calcext:value-type="float">
            <text:p>18.2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.532" calcext:value-type="float">
            <text:p>1.532</text:p>
          </table:table-cell>
          <table:table-cell office:value-type="float" office:value="400" calcext:value-type="float">
            <text:p>400</text:p>
          </table:table-cell>
          <table:table-cell office:value-type="float" office:value="9.6" calcext:value-type="float">
            <text:p>9.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.632" calcext:value-type="float">
            <text:p>1.632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float" office:value="4" calcext:value-type="float">
            <text:p>4.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.743" calcext:value-type="float">
            <text:p>1.743</text:p>
          </table:table-cell>
          <table:table-cell office:value-type="float" office:value="500" calcext:value-type="float">
            <text:p>50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5.7" calcext:value-type="float">
            <text:p>25.7</text:p>
          </table:table-cell>
          <table:table-cell table:number-columns-repeated="101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.855" calcext:value-type="float">
            <text:p>1.855</text:p>
          </table:table-cell>
          <table:table-cell office:value-type="float" office:value="550" calcext:value-type="float">
            <text:p>550</text:p>
          </table:table-cell>
          <table:table-cell office:value-type="float" office:value="11.4" calcext:value-type="float">
            <text:p>11.4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31.6" calcext:value-type="float">
            <text:p>31.6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.975" calcext:value-type="float">
            <text:p>1.975</text:p>
          </table:table-cell>
          <table:table-cell office:value-type="float" office:value="600" calcext:value-type="float">
            <text:p>600</text:p>
          </table:table-cell>
          <table:table-cell office:value-type="float" office:value="12.1" calcext:value-type="float">
            <text:p>12.1</text:p>
          </table:table-cell>
          <table:table-cell office:value-type="float" office:value="600" calcext:value-type="float">
            <text:p>600</text:p>
          </table:table-cell>
          <table:table-cell office:value-type="float" office:value="46.8" calcext:value-type="float">
            <text:p>46.8</text:p>
          </table:table-cell>
          <table:table-cell office:value-type="float" office:value="39.1" calcext:value-type="float">
            <text:p>39.1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2.085" calcext:value-type="float">
            <text:p>2.085</text:p>
          </table:table-cell>
          <table:table-cell office:value-type="float" office:value="650" calcext:value-type="float">
            <text:p>650</text:p>
          </table:table-cell>
          <table:table-cell office:value-type="float" office:value="12.8" calcext:value-type="float">
            <text:p>12.8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47.1" calcext:value-type="float">
            <text:p>47.1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.23" calcext:value-type="float">
            <text:p>2.23</text:p>
          </table:table-cell>
          <table:table-cell office:value-type="float" office:value="700" calcext:value-type="float">
            <text:p>700</text:p>
          </table:table-cell>
          <table:table-cell office:value-type="float" office:value="13.6" calcext:value-type="float">
            <text:p>13.6</text:p>
          </table:table-cell>
          <table:table-cell office:value-type="float" office:value="700" calcext:value-type="float">
            <text:p>700</text:p>
          </table:table-cell>
          <table:table-cell office:value-type="float" office:value="57.9" calcext:value-type="float">
            <text:p>57.9</text:p>
          </table:table-cell>
          <table:table-cell office:value-type="float" office:value="54.7" calcext:value-type="float">
            <text:p>54.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.405" calcext:value-type="float">
            <text:p>2.405</text:p>
          </table:table-cell>
          <table:table-cell office:value-type="float" office:value="750" calcext:value-type="float">
            <text:p>750</text:p>
          </table:table-cell>
          <table:table-cell office:value-type="float" office:value="14.5" calcext:value-type="float">
            <text:p>14.5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62.5" calcext:value-type="float">
            <text:p>6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rrad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.56" calcext:value-type="float">
            <text:p>2.56</text:p>
          </table:table-cell>
          <table:table-cell office:value-type="float" office:value="800" calcext:value-type="float">
            <text:p>800</text:p>
          </table:table-cell>
          <table:table-cell office:value-type="float" office:value="15.4" calcext:value-type="float">
            <text:p>15.4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70.6" calcext:value-type="float">
            <text:p>70.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2.78" calcext:value-type="float">
            <text:p>2.78</text:p>
          </table:table-cell>
          <table:table-cell office:value-type="float" office:value="850" calcext:value-type="float">
            <text:p>850</text:p>
          </table:table-cell>
          <table:table-cell office:value-type="float" office:value="16.5" calcext:value-type="float">
            <text:p>16.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.17" calcext:value-type="float">
            <text:p>3.17</text:p>
          </table:table-cell>
          <table:table-cell office:value-type="float" office:value="900" calcext:value-type="float">
            <text:p>900</text:p>
          </table:table-cell>
          <table:table-cell office:value-type="float" office:value="17.5" calcext:value-type="float">
            <text:p>17.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87.9" calcext:value-type="float">
            <text:p>87.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3.26" calcext:value-type="float">
            <text:p>3.26</text:p>
          </table:table-cell>
          <table:table-cell office:value-type="float" office:value="950" calcext:value-type="float">
            <text:p>950</text:p>
          </table:table-cell>
          <table:table-cell office:value-type="float" office:value="18.7" calcext:value-type="float">
            <text:p>18.7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97.1" calcext:value-type="float">
            <text:p>97.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3.59" calcext:value-type="float">
            <text:p>3.59</text:p>
          </table:table-cell>
          <table:table-cell office:value-type="float" office:value="1000" calcext:value-type="float">
            <text:p>1000</text:p>
          </table:table-cell>
          <table:table-cell office:value-type="float" office:value="20.1" calcext:value-type="float">
            <text:p>20.1</text:p>
          </table:table-cell>
          <table:table-cell office:value-type="float" office:value="1000" calcext:value-type="float">
            <text:p>1000</text:p>
          </table:table-cell>
          <table:table-cell office:value-type="float" office:value="95.7" calcext:value-type="float">
            <text:p>95.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IVs.J59" table:end-x="32.97pt" table:end-y="0.96pt" draw:z-index="0" draw:name="Chart 2" draw:style-name="gr1" draw:text-style-name="P1" svg:width="523.96pt" svg:height="375.48pt" svg:x="29pt" svg:y="3.49pt">
              <loext:p draw:notify-on-update-of-ranges="IVs.F10:IVs.F29 IVs.E10:IVs.E29 IVs.H10:IVs.H29 IVs.E10:IVs.E29 IVs.K10:IVs.K29 IVs.E10:IVs.E29 IVs.B8:IVs.B23 IVs.A8:IVs.A2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IVs.T58" table:end-x="13.97pt" table:end-y="11.48pt" draw:z-index="1" draw:name="Chart 4" draw:style-name="gr1" draw:text-style-name="P1" svg:width="524.78pt" svg:height="375.48pt" svg:x="50pt" svg:y="0pt">
              <loext:p draw:notify-on-update-of-ranges="IVs.F10:IVs.F29 IVs.E10:IVs.E29 IVs.H10:IVs.H29 IVs.E10:IVs.E29 IVs.B8:IVs.B23 IVs.A8:IVs.A2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CE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4" table:default-cell-style-name="ce6"/>
        <table:table-column table:style-name="co1" table:number-columns-repeated="3" table:default-cell-style-name="ce6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2" table:number-columns-repeated="1003" table:default-cell-style-name="Default"/>
        <table:table-row table:style-name="ro1">
          <table:table-cell table:style-name="ce3" office:value-type="float" office:value="500000000000000" calcext:value-type="float">
            <text:p>5.00E+14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orrection factor</text:p>
          </table:table-cell>
          <table:table-cell office:value-type="string" calcext:value-type="string">
            <text:p>corrected </text:p>
          </table:table-cell>
          <table:table-cell office:value-type="string" calcext:value-type="string">
            <text:p>electrons</text:p>
          </table:table-cell>
          <table:table-cell table:style-name="ce4" office:value-type="float" office:value="100000000000000" calcext:value-type="float">
            <text:p>1.00E+14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orrection factor</text:p>
          </table:table-cell>
          <table:table-cell office:value-type="string" calcext:value-type="string">
            <text:p>corrected </text:p>
          </table:table-cell>
          <table:table-cell office:value-type="string" calcext:value-type="string">
            <text:p>electrons</text:p>
          </table:table-cell>
          <table:table-cell office:value-type="string" calcext:value-type="string">
            <text:p>unirrad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orrection factor</text:p>
          </table:table-cell>
          <table:table-cell office:value-type="string" calcext:value-type="string">
            <text:p>corrected </text:p>
          </table:table-cell>
          <table:table-cell office:value-type="string" calcext:value-type="string">
            <text:p>electrons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office:value-type="float" office:value="88.2157" calcext:value-type="float">
            <text:p>88.2157</text:p>
          </table:table-cell>
          <table:table-cell office:value-type="string" calcext:value-type="string">
            <text:p>RSRun-29.6CORWhite_900V</text:p>
          </table:table-cell>
          <table:table-cell office:value-type="float" office:value="-29.6" calcext:value-type="float">
            <text:p>-29.6</text:p>
          </table:table-cell>
          <table:table-cell table:formula="of:=110.4/((-0.383*[.K2])+101)" office:value-type="float" office:value="0.982758989040101" calcext:value-type="float">
            <text:p>0.982758989040101</text:p>
          </table:table-cell>
          <table:table-cell table:formula="of:=[.L2]*[.I2]" office:value-type="float" office:value="86.6947721494648" calcext:value-type="float">
            <text:p>86.6947721494648</text:p>
          </table:table-cell>
          <table:table-cell table:formula="of:=[.M2]*202" office:value-type="float" office:value="17512.3439741919" calcext:value-type="float">
            <text:p>17512.3439741919</text:p>
          </table:table-cell>
          <table:table-cell office:value-type="float" office:value="1000" calcext:value-type="float">
            <text:p>1000</text:p>
          </table:table-cell>
          <table:table-cell office:value-type="float" office:value="114.482" calcext:value-type="float">
            <text:p>114.482</text:p>
          </table:table-cell>
          <table:table-cell office:value-type="string" calcext:value-type="string">
            <text:p>RSRun-25.2CORGreen_1000V</text:p>
          </table:table-cell>
          <table:table-cell office:value-type="float" office:value="-25.2" calcext:value-type="float">
            <text:p>-25.2</text:p>
          </table:table-cell>
          <table:table-cell table:formula="of:=110.4/((-0.383*[.R2])+101)" office:value-type="float" office:value="0.997726196458072" calcext:value-type="float">
            <text:p>0.997726196458072</text:p>
          </table:table-cell>
          <table:table-cell table:formula="of:=[.S2]*[.P2]" office:value-type="float" office:value="114.221690422913" calcext:value-type="float">
            <text:p>114.221690422913</text:p>
          </table:table-cell>
          <table:table-cell table:formula="of:=[.T2]*202" office:value-type="float" office:value="23072.7814654284" calcext:value-type="float">
            <text:p>23072.7814654284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office:value-type="float" office:value="91.1971" calcext:value-type="float">
            <text:p>91.1971</text:p>
          </table:table-cell>
          <table:table-cell office:value-type="string" calcext:value-type="string">
            <text:p>RSRun-29.9CORWhite_600V</text:p>
          </table:table-cell>
          <table:table-cell office:value-type="float" office:value="-29.6" calcext:value-type="float">
            <text:p>-29.6</text:p>
          </table:table-cell>
          <table:table-cell table:formula="of:=110.4/((-0.383*[.K3])+101)" office:value-type="float" office:value="0.982758989040101" calcext:value-type="float">
            <text:p>0.982758989040101</text:p>
          </table:table-cell>
          <table:table-cell table:formula="of:=[.L3]*[.I3]" office:value-type="float" office:value="89.624769799389" calcext:value-type="float">
            <text:p>89.624769799389</text:p>
          </table:table-cell>
          <table:table-cell table:formula="of:=[.M3]*202" office:value-type="float" office:value="18104.2034994766" calcext:value-type="float">
            <text:p>18104.2034994766</text:p>
          </table:table-cell>
          <table:table-cell office:value-type="float" office:value="950" calcext:value-type="float">
            <text:p>950</text:p>
          </table:table-cell>
          <table:table-cell office:value-type="float" office:value="122.392" calcext:value-type="float">
            <text:p>122.392</text:p>
          </table:table-cell>
          <table:table-cell office:value-type="string" calcext:value-type="string">
            <text:p>RSRun-25.7CORGreen_950V</text:p>
          </table:table-cell>
          <table:table-cell office:value-type="float" office:value="-25.7" calcext:value-type="float">
            <text:p>-25.7</text:p>
          </table:table-cell>
          <table:table-cell table:formula="of:=110.4/((-0.383*[.R3])+101)" office:value-type="float" office:value="0.996002457527803" calcext:value-type="float">
            <text:p>0.996002457527803</text:p>
          </table:table-cell>
          <table:table-cell table:formula="of:=[.S3]*[.P3]" office:value-type="float" office:value="121.902732781743" calcext:value-type="float">
            <text:p>121.902732781743</text:p>
          </table:table-cell>
          <table:table-cell table:formula="of:=[.T3]*202" office:value-type="float" office:value="24624.3520219121" calcext:value-type="float">
            <text:p>24624.352021912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office:value-type="float" office:value="91.5517" calcext:value-type="float">
            <text:p>91.5517</text:p>
          </table:table-cell>
          <table:table-cell office:value-type="string" calcext:value-type="string">
            <text:p>RSRun-29.9CORWhite_700V</text:p>
          </table:table-cell>
          <table:table-cell office:value-type="float" office:value="-29.9" calcext:value-type="float">
            <text:p>-29.9</text:p>
          </table:table-cell>
          <table:table-cell table:formula="of:=110.4/((-0.383*[.K4])+101)" office:value-type="float" office:value="0.981754833408477" calcext:value-type="float">
            <text:p>0.981754833408477</text:p>
          </table:table-cell>
          <table:table-cell table:formula="of:=[.L4]*[.I4]" office:value-type="float" office:value="89.8813239817628" calcext:value-type="float">
            <text:p>89.8813239817628</text:p>
          </table:table-cell>
          <table:table-cell table:formula="of:=[.M4]*202" office:value-type="float" office:value="18156.0274443161" calcext:value-type="float">
            <text:p>18156.0274443161</text:p>
          </table:table-cell>
          <table:table-cell office:value-type="float" office:value="900" calcext:value-type="float">
            <text:p>900</text:p>
          </table:table-cell>
          <table:table-cell office:value-type="float" office:value="114.423" calcext:value-type="float">
            <text:p>114.423</text:p>
          </table:table-cell>
          <table:table-cell office:value-type="string" calcext:value-type="string">
            <text:p>RSRun-26.2CORGreen_900V</text:p>
          </table:table-cell>
          <table:table-cell office:value-type="float" office:value="-26.2" calcext:value-type="float">
            <text:p>-26.2</text:p>
          </table:table-cell>
          <table:table-cell table:formula="of:=110.4/((-0.383*[.R4])+101)" office:value-type="float" office:value="0.99428466441992" calcext:value-type="float">
            <text:p>0.99428466441992</text:p>
          </table:table-cell>
          <table:table-cell table:formula="of:=[.S4]*[.P4]" office:value-type="float" office:value="113.76903415692" calcext:value-type="float">
            <text:p>113.76903415692</text:p>
          </table:table-cell>
          <table:table-cell table:formula="of:=[.T4]*202" office:value-type="float" office:value="22981.3448996979" calcext:value-type="float">
            <text:p>22981.3448996979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89.9021" calcext:value-type="float">
            <text:p>89.9021</text:p>
          </table:table-cell>
          <table:table-cell office:value-type="string" calcext:value-type="string">
            <text:p>RSRun-29.9CORWhite_800V</text:p>
          </table:table-cell>
          <table:table-cell office:value-type="float" office:value="-29.9" calcext:value-type="float">
            <text:p>-29.9</text:p>
          </table:table-cell>
          <table:table-cell table:formula="of:=110.4/((-0.383*[.K5])+101)" office:value-type="float" office:value="0.981754833408477" calcext:value-type="float">
            <text:p>0.981754833408477</text:p>
          </table:table-cell>
          <table:table-cell table:formula="of:=[.L5]*[.I5]" office:value-type="float" office:value="88.2618212085722" calcext:value-type="float">
            <text:p>88.2618212085722</text:p>
          </table:table-cell>
          <table:table-cell table:formula="of:=[.M5]*202" office:value-type="float" office:value="17828.8878841316" calcext:value-type="float">
            <text:p>17828.8878841316</text:p>
          </table:table-cell>
          <table:table-cell office:value-type="float" office:value="850" calcext:value-type="float">
            <text:p>850</text:p>
          </table:table-cell>
          <table:table-cell office:value-type="float" office:value="112.033" calcext:value-type="float">
            <text:p>112.033</text:p>
          </table:table-cell>
          <table:table-cell office:value-type="string" calcext:value-type="string">
            <text:p>RSRun-26.5CORGreen_850V</text:p>
          </table:table-cell>
          <table:table-cell office:value-type="float" office:value="-26.5" calcext:value-type="float">
            <text:p>-26.5</text:p>
          </table:table-cell>
          <table:table-cell table:formula="of:=110.4/((-0.383*[.R5])+101)" office:value-type="float" office:value="0.993256829765316" calcext:value-type="float">
            <text:p>0.993256829765316</text:p>
          </table:table-cell>
          <table:table-cell table:formula="of:=[.S5]*[.P5]" office:value-type="float" office:value="111.277542409098" calcext:value-type="float">
            <text:p>111.277542409098</text:p>
          </table:table-cell>
          <table:table-cell table:formula="of:=[.T5]*202" office:value-type="float" office:value="22478.0635666377" calcext:value-type="float">
            <text:p>22478.0635666377</text:p>
          </table:table-cell>
          <table:table-cell table:number-columns-repeated="100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9.272" calcext:value-type="float">
            <text:p>39.272</text:p>
          </table:table-cell>
          <table:table-cell office:value-type="string" calcext:value-type="string">
            <text:p>RSRun-25.2CORGreen_600V</text:p>
          </table:table-cell>
          <table:table-cell office:value-type="float" office:value="-25.2" calcext:value-type="float">
            <text:p>-25.2</text:p>
          </table:table-cell>
          <table:table-cell table:formula="of:=110.4/((-0.383*[.D6])+101)" office:value-type="float" office:value="0.997726196458072" calcext:value-type="float">
            <text:p>0.997726196458072</text:p>
          </table:table-cell>
          <table:table-cell table:formula="of:=[.E6]*[.B6]" office:value-type="float" office:value="39.1827031873014" calcext:value-type="float">
            <text:p>39.1827031873014</text:p>
          </table:table-cell>
          <table:table-cell table:formula="of:=[.F6]*202" office:value-type="float" office:value="7914.90604383488" calcext:value-type="float">
            <text:p>7914.90604383488</text:p>
          </table:table-cell>
          <table:table-cell office:value-type="float" office:value="1000" calcext:value-type="float">
            <text:p>1000</text:p>
          </table:table-cell>
          <table:table-cell office:value-type="float" office:value="87.5803" calcext:value-type="float">
            <text:p>87.5803</text:p>
          </table:table-cell>
          <table:table-cell office:value-type="string" calcext:value-type="string">
            <text:p>RSRun-29.9CORWhite_1000V</text:p>
          </table:table-cell>
          <table:table-cell office:value-type="float" office:value="-29.9" calcext:value-type="float">
            <text:p>-29.9</text:p>
          </table:table-cell>
          <table:table-cell table:formula="of:=110.4/((-0.383*[.K6])+101)" office:value-type="float" office:value="0.981754833408477" calcext:value-type="float">
            <text:p>0.981754833408477</text:p>
          </table:table-cell>
          <table:table-cell table:formula="of:=[.L6]*[.I6]" office:value-type="float" office:value="85.9823828363644" calcext:value-type="float">
            <text:p>85.9823828363644</text:p>
          </table:table-cell>
          <table:table-cell table:formula="of:=[.M6]*202" office:value-type="float" office:value="17368.4413329456" calcext:value-type="float">
            <text:p>17368.4413329456</text:p>
          </table:table-cell>
          <table:table-cell office:value-type="float" office:value="800" calcext:value-type="float">
            <text:p>800</text:p>
          </table:table-cell>
          <table:table-cell office:value-type="float" office:value="116.919" calcext:value-type="float">
            <text:p>116.919</text:p>
          </table:table-cell>
          <table:table-cell office:value-type="string" calcext:value-type="string">
            <text:p>RSRun-27.0CORGreen_800V</text:p>
          </table:table-cell>
          <table:table-cell office:value-type="float" office:value="-27" calcext:value-type="float">
            <text:p>-27</text:p>
          </table:table-cell>
          <table:table-cell table:formula="of:=110.4/((-0.383*[.R6])+101)" office:value-type="float" office:value="0.991548486182089" calcext:value-type="float">
            <text:p>0.991548486182089</text:p>
          </table:table-cell>
          <table:table-cell table:formula="of:=[.S6]*[.P6]" office:value-type="float" office:value="115.930857455924" calcext:value-type="float">
            <text:p>115.930857455924</text:p>
          </table:table-cell>
          <table:table-cell table:formula="of:=[.T6]*202" office:value-type="float" office:value="23418.0332060966" calcext:value-type="float">
            <text:p>23418.0332060966</text:p>
          </table:table-cell>
          <table:table-cell table:number-columns-repeated="100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.2255" calcext:value-type="float">
            <text:p>39.2255</text:p>
          </table:table-cell>
          <table:table-cell office:value-type="string" calcext:value-type="string">
            <text:p>RSRun-24.0CORGreen_700V</text:p>
          </table:table-cell>
          <table:table-cell office:value-type="float" office:value="-24" calcext:value-type="float">
            <text:p>-24</text:p>
          </table:table-cell>
          <table:table-cell table:formula="of:=110.4/((-0.383*[.D7])+101)" office:value-type="float" office:value="1.00188761434587" calcext:value-type="float">
            <text:p>1.00188761434587</text:p>
          </table:table-cell>
          <table:table-cell table:formula="of:=[.E7]*[.B7]" office:value-type="float" office:value="39.2995426165239" calcext:value-type="float">
            <text:p>39.2995426165239</text:p>
          </table:table-cell>
          <table:table-cell table:formula="of:=[.F7]*202" office:value-type="float" office:value="7938.50760853782" calcext:value-type="float">
            <text:p>7938.50760853782</text:p>
          </table:table-cell>
          <table:table-cell office:value-type="float" office:value="50" calcext:value-type="float">
            <text:p>50</text:p>
          </table:table-cell>
          <table:table-cell office:value-type="float" office:value="32.6227" calcext:value-type="float">
            <text:p>32.6227</text:p>
          </table:table-cell>
          <table:table-cell office:value-type="string" calcext:value-type="string">
            <text:p>RSRun-30.0CORWhite_050V</text:p>
          </table:table-cell>
          <table:table-cell office:value-type="float" office:value="-30" calcext:value-type="float">
            <text:p>-30</text:p>
          </table:table-cell>
          <table:table-cell table:formula="of:=110.4/((-0.383*[.K7])+101)" office:value-type="float" office:value="0.981420570717397" calcext:value-type="float">
            <text:p>0.981420570717397</text:p>
          </table:table-cell>
          <table:table-cell table:formula="of:=[.L7]*[.I7]" office:value-type="float" office:value="32.0165888523424" calcext:value-type="float">
            <text:p>32.0165888523424</text:p>
          </table:table-cell>
          <table:table-cell table:formula="of:=[.M7]*202" office:value-type="float" office:value="6467.35094817317" calcext:value-type="float">
            <text:p>6467.35094817317</text:p>
          </table:table-cell>
          <table:table-cell office:value-type="float" office:value="750" calcext:value-type="float">
            <text:p>750</text:p>
          </table:table-cell>
          <table:table-cell office:value-type="float" office:value="111.351" calcext:value-type="float">
            <text:p>111.351</text:p>
          </table:table-cell>
          <table:table-cell office:value-type="string" calcext:value-type="string">
            <text:p>RSRun-27.3CORGreen_750V</text:p>
          </table:table-cell>
          <table:table-cell office:value-type="float" office:value="-27.3" calcext:value-type="float">
            <text:p>-27.3</text:p>
          </table:table-cell>
          <table:table-cell table:formula="of:=110.4/((-0.383*[.R7])+101)" office:value-type="float" office:value="0.990526297845157" calcext:value-type="float">
            <text:p>0.990526297845157</text:p>
          </table:table-cell>
          <table:table-cell table:formula="of:=[.S7]*[.P7]" office:value-type="float" office:value="110.296093791356" calcext:value-type="float">
            <text:p>110.296093791356</text:p>
          </table:table-cell>
          <table:table-cell table:formula="of:=[.T7]*202" office:value-type="float" office:value="22279.8109458539" calcext:value-type="float">
            <text:p>22279.8109458539</text:p>
          </table:table-cell>
          <table:table-cell table:number-columns-repeated="100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.1253" calcext:value-type="float">
            <text:p>41.1253</text:p>
          </table:table-cell>
          <table:table-cell office:value-type="string" calcext:value-type="string">
            <text:p>RSRun-24.5CORGreen_800V</text:p>
          </table:table-cell>
          <table:table-cell office:value-type="float" office:value="-24.5" calcext:value-type="float">
            <text:p>-24.5</text:p>
          </table:table-cell>
          <table:table-cell table:formula="of:=110.4/((-0.383*[.D8])+101)" office:value-type="float" office:value="1.00014947886233" calcext:value-type="float">
            <text:p>1.00014947886233</text:p>
          </table:table-cell>
          <table:table-cell table:formula="of:=[.E8]*[.B8]" office:value-type="float" office:value="41.131447363057" calcext:value-type="float">
            <text:p>41.131447363057</text:p>
          </table:table-cell>
          <table:table-cell table:formula="of:=[.F8]*202" office:value-type="float" office:value="8308.55236733751" calcext:value-type="float">
            <text:p>8308.55236733751</text:p>
          </table:table-cell>
          <table:table-cell office:value-type="float" office:value="150" calcext:value-type="float">
            <text:p>150</text:p>
          </table:table-cell>
          <table:table-cell office:value-type="float" office:value="79.4881" calcext:value-type="float">
            <text:p>79.4881</text:p>
          </table:table-cell>
          <table:table-cell office:value-type="string" calcext:value-type="string">
            <text:p>RSRun-30.2CORWhite_150V</text:p>
          </table:table-cell>
          <table:table-cell office:value-type="float" office:value="-30.2" calcext:value-type="float">
            <text:p>-30.2</text:p>
          </table:table-cell>
          <table:table-cell table:formula="of:=110.4/((-0.383*[.K8])+101)" office:value-type="float" office:value="0.980752727718524" calcext:value-type="float">
            <text:p>0.980752727718524</text:p>
          </table:table-cell>
          <table:table-cell table:formula="of:=[.L8]*[.I8]" office:value-type="float" office:value="77.9581708961628" calcext:value-type="float">
            <text:p>77.9581708961628</text:p>
          </table:table-cell>
          <table:table-cell table:formula="of:=[.M8]*202" office:value-type="float" office:value="15747.5505210249" calcext:value-type="float">
            <text:p>15747.5505210249</text:p>
          </table:table-cell>
          <table:table-cell office:value-type="float" office:value="600" calcext:value-type="float">
            <text:p>600</text:p>
          </table:table-cell>
          <table:table-cell office:value-type="float" office:value="113.274" calcext:value-type="float">
            <text:p>113.274</text:p>
          </table:table-cell>
          <table:table-cell office:value-type="string" calcext:value-type="string">
            <text:p>RSRun-28.1CORGreen_600V</text:p>
          </table:table-cell>
          <table:table-cell office:value-type="float" office:value="-28.1" calcext:value-type="float">
            <text:p>-28.1</text:p>
          </table:table-cell>
          <table:table-cell table:formula="of:=110.4/((-0.383*[.R8])+101)" office:value-type="float" office:value="0.987810737610089" calcext:value-type="float">
            <text:p>0.987810737610089</text:p>
          </table:table-cell>
          <table:table-cell table:formula="of:=[.S8]*[.P8]" office:value-type="float" office:value="111.893273492045" calcext:value-type="float">
            <text:p>111.893273492045</text:p>
          </table:table-cell>
          <table:table-cell table:formula="of:=[.T8]*202" office:value-type="float" office:value="22602.4412453931" calcext:value-type="float">
            <text:p>22602.4412453931</text:p>
          </table:table-cell>
          <table:table-cell table:number-columns-repeated="100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.9541" calcext:value-type="float">
            <text:p>43.9541</text:p>
          </table:table-cell>
          <table:table-cell office:value-type="string" calcext:value-type="string">
            <text:p>RSRun-26.2CORGreen_900V</text:p>
          </table:table-cell>
          <table:table-cell office:value-type="float" office:value="-26.2" calcext:value-type="float">
            <text:p>-26.2</text:p>
          </table:table-cell>
          <table:table-cell table:formula="of:=110.4/((-0.383*[.D9])+101)" office:value-type="float" office:value="0.99428466441992" calcext:value-type="float">
            <text:p>0.99428466441992</text:p>
          </table:table-cell>
          <table:table-cell table:formula="of:=[.E9]*[.B9]" office:value-type="float" office:value="43.7028875683796" calcext:value-type="float">
            <text:p>43.7028875683796</text:p>
          </table:table-cell>
          <table:table-cell table:formula="of:=[.F9]*202" office:value-type="float" office:value="8827.98328881268" calcext:value-type="float">
            <text:p>8827.98328881268</text:p>
          </table:table-cell>
          <table:table-cell office:value-type="float" office:value="200" calcext:value-type="float">
            <text:p>200</text:p>
          </table:table-cell>
          <table:table-cell office:value-type="float" office:value="82.9838" calcext:value-type="float">
            <text:p>82.9838</text:p>
          </table:table-cell>
          <table:table-cell office:value-type="string" calcext:value-type="string">
            <text:p>RSRun-30.2CORWhite_200V</text:p>
          </table:table-cell>
          <table:table-cell office:value-type="float" office:value="-30.2" calcext:value-type="float">
            <text:p>-30.2</text:p>
          </table:table-cell>
          <table:table-cell table:formula="of:=110.4/((-0.383*[.K9])+101)" office:value-type="float" office:value="0.980752727718524" calcext:value-type="float">
            <text:p>0.980752727718524</text:p>
          </table:table-cell>
          <table:table-cell table:formula="of:=[.L9]*[.I9]" office:value-type="float" office:value="81.3865882064485" calcext:value-type="float">
            <text:p>81.3865882064485</text:p>
          </table:table-cell>
          <table:table-cell table:formula="of:=[.M9]*202" office:value-type="float" office:value="16440.0908177026" calcext:value-type="float">
            <text:p>16440.0908177026</text:p>
          </table:table-cell>
          <table:table-cell office:value-type="float" office:value="650" calcext:value-type="float">
            <text:p>650</text:p>
          </table:table-cell>
          <table:table-cell office:value-type="float" office:value="108.586" calcext:value-type="float">
            <text:p>108.586</text:p>
          </table:table-cell>
          <table:table-cell office:value-type="string" calcext:value-type="string">
            <text:p>RSRun-28.1CORGreen_650V</text:p>
          </table:table-cell>
          <table:table-cell office:value-type="float" office:value="-28.1" calcext:value-type="float">
            <text:p>-28.1</text:p>
          </table:table-cell>
          <table:table-cell table:formula="of:=110.4/((-0.383*[.R9])+101)" office:value-type="float" office:value="0.987810737610089" calcext:value-type="float">
            <text:p>0.987810737610089</text:p>
          </table:table-cell>
          <table:table-cell table:formula="of:=[.S9]*[.P9]" office:value-type="float" office:value="107.262416754129" calcext:value-type="float">
            <text:p>107.262416754129</text:p>
          </table:table-cell>
          <table:table-cell table:formula="of:=[.T9]*202" office:value-type="float" office:value="21667.0081843341" calcext:value-type="float">
            <text:p>21667.0081843341</text:p>
          </table:table-cell>
          <table:table-cell table:number-columns-repeated="100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.0895" calcext:value-type="float">
            <text:p>45.0895</text:p>
          </table:table-cell>
          <table:table-cell office:value-type="string" calcext:value-type="string">
            <text:p>RSRun-26.2CORWhite_150V</text:p>
          </table:table-cell>
          <table:table-cell office:value-type="float" office:value="-26.2" calcext:value-type="float">
            <text:p>-26.2</text:p>
          </table:table-cell>
          <table:table-cell table:formula="of:=110.4/((-0.383*[.D10])+101)" office:value-type="float" office:value="0.99428466441992" calcext:value-type="float">
            <text:p>0.99428466441992</text:p>
          </table:table-cell>
          <table:table-cell table:formula="of:=[.E10]*[.B10]" office:value-type="float" office:value="44.831798376362" calcext:value-type="float">
            <text:p>44.831798376362</text:p>
          </table:table-cell>
          <table:table-cell table:formula="of:=[.F10]*202" office:value-type="float" office:value="9056.02327202512" calcext:value-type="float">
            <text:p>9056.02327202512</text:p>
          </table:table-cell>
          <table:table-cell office:value-type="float" office:value="250" calcext:value-type="float">
            <text:p>250</text:p>
          </table:table-cell>
          <table:table-cell office:value-type="float" office:value="83.0055" calcext:value-type="float">
            <text:p>83.0055</text:p>
          </table:table-cell>
          <table:table-cell office:value-type="string" calcext:value-type="string">
            <text:p>RSRun-30.2CORWhite_250V</text:p>
          </table:table-cell>
          <table:table-cell office:value-type="float" office:value="-30.2" calcext:value-type="float">
            <text:p>-30.2</text:p>
          </table:table-cell>
          <table:table-cell table:formula="of:=110.4/((-0.383*[.K10])+101)" office:value-type="float" office:value="0.980752727718524" calcext:value-type="float">
            <text:p>0.980752727718524</text:p>
          </table:table-cell>
          <table:table-cell table:formula="of:=[.L10]*[.I10]" office:value-type="float" office:value="81.40787054064" calcext:value-type="float">
            <text:p>81.40787054064</text:p>
          </table:table-cell>
          <table:table-cell table:formula="of:=[.M10]*202" office:value-type="float" office:value="16444.3898492093" calcext:value-type="float">
            <text:p>16444.3898492093</text:p>
          </table:table-cell>
          <table:table-cell office:value-type="float" office:value="700" calcext:value-type="float">
            <text:p>700</text:p>
          </table:table-cell>
          <table:table-cell office:value-type="float" office:value="111.291" calcext:value-type="float">
            <text:p>111.291</text:p>
          </table:table-cell>
          <table:table-cell office:value-type="string" calcext:value-type="string">
            <text:p>RSRun-28.1CORGreen_700V</text:p>
          </table:table-cell>
          <table:table-cell office:value-type="float" office:value="-28.1" calcext:value-type="float">
            <text:p>-28.1</text:p>
          </table:table-cell>
          <table:table-cell table:formula="of:=110.4/((-0.383*[.R10])+101)" office:value-type="float" office:value="0.987810737610089" calcext:value-type="float">
            <text:p>0.987810737610089</text:p>
          </table:table-cell>
          <table:table-cell table:formula="of:=[.S10]*[.P10]" office:value-type="float" office:value="109.934444799364" calcext:value-type="float">
            <text:p>109.934444799364</text:p>
          </table:table-cell>
          <table:table-cell table:formula="of:=[.T10]*202" office:value-type="float" office:value="22206.7578494716" calcext:value-type="float">
            <text:p>22206.7578494716</text:p>
          </table:table-cell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04985" calcext:value-type="float">
            <text:p>6.04985</text:p>
          </table:table-cell>
          <table:table-cell office:value-type="string" calcext:value-type="string">
            <text:p>RSRun-25.7CORWhite_100V</text:p>
          </table:table-cell>
          <table:table-cell office:value-type="float" office:value="-25.7" calcext:value-type="float">
            <text:p>-25.7</text:p>
          </table:table-cell>
          <table:table-cell table:formula="of:=110.4/((-0.383*[.D11])+101)" office:value-type="float" office:value="0.996002457527803" calcext:value-type="float">
            <text:p>0.996002457527803</text:p>
          </table:table-cell>
          <table:table-cell table:formula="of:=[.E11]*[.B11]" office:value-type="float" office:value="6.02566546767458" calcext:value-type="float">
            <text:p>6.02566546767458</text:p>
          </table:table-cell>
          <table:table-cell table:formula="of:=[.F11]*202" office:value-type="float" office:value="1217.18442447026" calcext:value-type="float">
            <text:p>1217.18442447026</text:p>
          </table:table-cell>
          <table:table-cell office:value-type="float" office:value="300" calcext:value-type="float">
            <text:p>300</text:p>
          </table:table-cell>
          <table:table-cell office:value-type="float" office:value="88.9041" calcext:value-type="float">
            <text:p>88.9041</text:p>
          </table:table-cell>
          <table:table-cell office:value-type="string" calcext:value-type="string">
            <text:p>RSRun-30.2CORWhite_300V</text:p>
          </table:table-cell>
          <table:table-cell office:value-type="float" office:value="-30.2" calcext:value-type="float">
            <text:p>-30.2</text:p>
          </table:table-cell>
          <table:table-cell table:formula="of:=110.4/((-0.383*[.K11])+101)" office:value-type="float" office:value="0.980752727718524" calcext:value-type="float">
            <text:p>0.980752727718524</text:p>
          </table:table-cell>
          <table:table-cell table:formula="of:=[.L11]*[.I11]" office:value-type="float" office:value="87.1929385803604" calcext:value-type="float">
            <text:p>87.1929385803604</text:p>
          </table:table-cell>
          <table:table-cell table:formula="of:=[.M11]*202" office:value-type="float" office:value="17612.9735932328" calcext:value-type="float">
            <text:p>17612.9735932328</text:p>
          </table:table-cell>
          <table:table-cell office:value-type="float" office:value="550" calcext:value-type="float">
            <text:p>550</text:p>
          </table:table-cell>
          <table:table-cell office:value-type="float" office:value="120.995" calcext:value-type="float">
            <text:p>120.995</text:p>
          </table:table-cell>
          <table:table-cell office:value-type="string" calcext:value-type="string">
            <text:p>RSRun-28.4CORGreen_550V</text:p>
          </table:table-cell>
          <table:table-cell office:value-type="float" office:value="-28.4" calcext:value-type="float">
            <text:p>-28.4</text:p>
          </table:table-cell>
          <table:table-cell table:formula="of:=110.4/((-0.383*[.R11])+101)" office:value-type="float" office:value="0.986796237303043" calcext:value-type="float">
            <text:p>0.986796237303043</text:p>
          </table:table-cell>
          <table:table-cell table:formula="of:=[.S11]*[.P11]" office:value-type="float" office:value="119.397410732482" calcext:value-type="float">
            <text:p>119.397410732482</text:p>
          </table:table-cell>
          <table:table-cell table:formula="of:=[.T11]*202" office:value-type="float" office:value="24118.2769679613" calcext:value-type="float">
            <text:p>24118.2769679613</text:p>
          </table:table-cell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.7637" calcext:value-type="float">
            <text:p>41.7637</text:p>
          </table:table-cell>
          <table:table-cell office:value-type="string" calcext:value-type="string">
            <text:p>RSRun-24.9CORWhite_1000V</text:p>
          </table:table-cell>
          <table:table-cell office:value-type="float" office:value="-24.9" calcext:value-type="float">
            <text:p>-24.9</text:p>
          </table:table-cell>
          <table:table-cell table:formula="of:=110.4/((-0.383*[.D12])+101)" office:value-type="float" office:value="0.998763306666474" calcext:value-type="float">
            <text:p>0.998763306666474</text:p>
          </table:table-cell>
          <table:table-cell table:formula="of:=[.E12]*[.B12]" office:value-type="float" office:value="41.7120511106266" calcext:value-type="float">
            <text:p>41.7120511106266</text:p>
          </table:table-cell>
          <table:table-cell table:formula="of:=[.F12]*202" office:value-type="float" office:value="8425.83432434657" calcext:value-type="float">
            <text:p>8425.83432434657</text:p>
          </table:table-cell>
          <table:table-cell office:value-type="float" office:value="350" calcext:value-type="float">
            <text:p>350</text:p>
          </table:table-cell>
          <table:table-cell office:value-type="float" office:value="87.4459" calcext:value-type="float">
            <text:p>87.4459</text:p>
          </table:table-cell>
          <table:table-cell office:value-type="string" calcext:value-type="string">
            <text:p>RSRun-30.2CORWhite_350V</text:p>
          </table:table-cell>
          <table:table-cell office:value-type="float" office:value="-30.2" calcext:value-type="float">
            <text:p>-30.2</text:p>
          </table:table-cell>
          <table:table-cell table:formula="of:=110.4/((-0.383*[.K12])+101)" office:value-type="float" office:value="0.980752727718524" calcext:value-type="float">
            <text:p>0.980752727718524</text:p>
          </table:table-cell>
          <table:table-cell table:formula="of:=[.L12]*[.I12]" office:value-type="float" office:value="85.7628049528013" calcext:value-type="float">
            <text:p>85.7628049528013</text:p>
          </table:table-cell>
          <table:table-cell table:formula="of:=[.M12]*202" office:value-type="float" office:value="17324.0866004659" calcext:value-type="float">
            <text:p>17324.0866004659</text:p>
          </table:table-cell>
          <table:table-cell office:value-type="float" office:value="500" calcext:value-type="float">
            <text:p>500</text:p>
          </table:table-cell>
          <table:table-cell office:value-type="float" office:value="97.7484" calcext:value-type="float">
            <text:p>97.7484</text:p>
          </table:table-cell>
          <table:table-cell office:value-type="string" calcext:value-type="string">
            <text:p>RSRun-28.7CORGreen_500V</text:p>
          </table:table-cell>
          <table:table-cell office:value-type="float" office:value="-28.7" calcext:value-type="float">
            <text:p>-28.7</text:p>
          </table:table-cell>
          <table:table-cell table:formula="of:=110.4/((-0.383*[.R12])+101)" office:value-type="float" office:value="0.985783818680068" calcext:value-type="float">
            <text:p>0.985783818680068</text:p>
          </table:table-cell>
          <table:table-cell table:formula="of:=[.S12]*[.P12]" office:value-type="float" office:value="96.3587910218667" calcext:value-type="float">
            <text:p>96.3587910218667</text:p>
          </table:table-cell>
          <table:table-cell table:formula="of:=[.T12]*202" office:value-type="float" office:value="19464.4757864171" calcext:value-type="float">
            <text:p>19464.475786417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PRun-24.9CORWhite_1001V</text:p>
          </table:table-cell>
          <table:table-cell office:value-type="float" office:value="-24.9" calcext:value-type="float">
            <text:p>-24.9</text:p>
          </table:table-cell>
          <table:table-cell table:formula="of:=110.4/((-0.383*[.D13])+101)" office:value-type="float" office:value="0.998763306666474" calcext:value-type="float">
            <text:p>0.998763306666474</text:p>
          </table:table-cell>
          <table:table-cell table:formula="of:=[.E13]*[.B13]"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4.5238" calcext:value-type="float">
            <text:p>84.5238</text:p>
          </table:table-cell>
          <table:table-cell office:value-type="string" calcext:value-type="string">
            <text:p>RSRun-30.2CORWhite_400V</text:p>
          </table:table-cell>
          <table:table-cell office:value-type="float" office:value="-30.2" calcext:value-type="float">
            <text:p>-30.2</text:p>
          </table:table-cell>
          <table:table-cell table:formula="of:=110.4/((-0.383*[.K13])+101)" office:value-type="float" office:value="0.980752727718524" calcext:value-type="float">
            <text:p>0.980752727718524</text:p>
          </table:table-cell>
          <table:table-cell table:formula="of:=[.L13]*[.I13]" office:value-type="float" office:value="82.896947407135" calcext:value-type="float">
            <text:p>82.896947407135</text:p>
          </table:table-cell>
          <table:table-cell table:formula="of:=[.M13]*202" office:value-type="float" office:value="16745.1833762413" calcext:value-type="float">
            <text:p>16745.1833762413</text:p>
          </table:table-cell>
          <table:table-cell office:value-type="float" office:value="400" calcext:value-type="float">
            <text:p>400</text:p>
          </table:table-cell>
          <table:table-cell office:value-type="float" office:value="112.799" calcext:value-type="float">
            <text:p>112.799</text:p>
          </table:table-cell>
          <table:table-cell office:value-type="string" calcext:value-type="string">
            <text:p>RSRun-29.0CORGreen_400V</text:p>
          </table:table-cell>
          <table:table-cell office:value-type="float" office:value="-28.7" calcext:value-type="float">
            <text:p>-28.7</text:p>
          </table:table-cell>
          <table:table-cell table:formula="of:=110.4/((-0.383*[.R13])+101)" office:value-type="float" office:value="0.985783818680068" calcext:value-type="float">
            <text:p>0.985783818680068</text:p>
          </table:table-cell>
          <table:table-cell table:formula="of:=[.S13]*[.P13]" office:value-type="float" office:value="111.195428963293" calcext:value-type="float">
            <text:p>111.195428963293</text:p>
          </table:table-cell>
          <table:table-cell table:formula="of:=[.T13]*202" office:value-type="float" office:value="22461.4766505852" calcext:value-type="float">
            <text:p>22461.4766505852</text:p>
          </table:table-cell>
          <table:table-cell table:number-columns-repeated="100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2.2719" calcext:value-type="float">
            <text:p>42.2719</text:p>
          </table:table-cell>
          <table:table-cell office:value-type="string" calcext:value-type="string">
            <text:p>RSRun-25.2CORGreen_1002V</text:p>
          </table:table-cell>
          <table:table-cell office:value-type="float" office:value="-25.2" calcext:value-type="float">
            <text:p>-25.2</text:p>
          </table:table-cell>
          <table:table-cell table:formula="of:=110.4/((-0.383*[.D14])+101)" office:value-type="float" office:value="0.997726196458072" calcext:value-type="float">
            <text:p>0.997726196458072</text:p>
          </table:table-cell>
          <table:table-cell table:formula="of:=[.E14]*[.B14]" office:value-type="float" office:value="42.175782004056" calcext:value-type="float">
            <text:p>42.175782004056</text:p>
          </table:table-cell>
          <table:table-cell table:formula="of:=[.F14]*202" office:value-type="float" office:value="8519.50796481931" calcext:value-type="float">
            <text:p>8519.50796481931</text:p>
          </table:table-cell>
          <table:table-cell office:value-type="float" office:value="450" calcext:value-type="float">
            <text:p>450</text:p>
          </table:table-cell>
          <table:table-cell office:value-type="float" office:value="86.2478" calcext:value-type="float">
            <text:p>86.2478</text:p>
          </table:table-cell>
          <table:table-cell office:value-type="string" calcext:value-type="string">
            <text:p>RSRun-30.2CORWhite_450V</text:p>
          </table:table-cell>
          <table:table-cell office:value-type="float" office:value="-30.2" calcext:value-type="float">
            <text:p>-30.2</text:p>
          </table:table-cell>
          <table:table-cell table:formula="of:=110.4/((-0.383*[.K14])+101)" office:value-type="float" office:value="0.980752727718524" calcext:value-type="float">
            <text:p>0.980752727718524</text:p>
          </table:table-cell>
          <table:table-cell table:formula="of:=[.L14]*[.I14]" office:value-type="float" office:value="84.5877651097217" calcext:value-type="float">
            <text:p>84.5877651097217</text:p>
          </table:table-cell>
          <table:table-cell table:formula="of:=[.M14]*202" office:value-type="float" office:value="17086.7285521638" calcext:value-type="float">
            <text:p>17086.7285521638</text:p>
          </table:table-cell>
          <table:table-cell office:value-type="float" office:value="450" calcext:value-type="float">
            <text:p>450</text:p>
          </table:table-cell>
          <table:table-cell office:value-type="float" office:value="97.0049" calcext:value-type="float">
            <text:p>97.0049</text:p>
          </table:table-cell>
          <table:table-cell office:value-type="string" calcext:value-type="string">
            <text:p>RSRun-29.0CORGreen_450V</text:p>
          </table:table-cell>
          <table:table-cell office:value-type="float" office:value="-29" calcext:value-type="float">
            <text:p>-29</text:p>
          </table:table-cell>
          <table:table-cell table:formula="of:=110.4/((-0.383*[.R14])+101)" office:value-type="float" office:value="0.984773475340523" calcext:value-type="float">
            <text:p>0.984773475340523</text:p>
          </table:table-cell>
          <table:table-cell table:formula="of:=[.S14]*[.P14]" office:value-type="float" office:value="95.5278524980599" calcext:value-type="float">
            <text:p>95.5278524980599</text:p>
          </table:table-cell>
          <table:table-cell table:formula="of:=[.T14]*202" office:value-type="float" office:value="19296.6262046081" calcext:value-type="float">
            <text:p>19296.6262046081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87.9015" calcext:value-type="float">
            <text:p>87.9015</text:p>
          </table:table-cell>
          <table:table-cell office:value-type="string" calcext:value-type="string">
            <text:p>RSRun-30.2CORWhite_500V</text:p>
          </table:table-cell>
          <table:table-cell office:value-type="float" office:value="-30.2" calcext:value-type="float">
            <text:p>-30.2</text:p>
          </table:table-cell>
          <table:table-cell table:formula="of:=110.4/((-0.383*[.K15])+101)" office:value-type="float" office:value="0.980752727718524" calcext:value-type="float">
            <text:p>0.980752727718524</text:p>
          </table:table-cell>
          <table:table-cell table:formula="of:=[.L15]*[.I15]" office:value-type="float" office:value="86.2096358955498" calcext:value-type="float">
            <text:p>86.2096358955498</text:p>
          </table:table-cell>
          <table:table-cell table:formula="of:=[.M15]*202" office:value-type="float" office:value="17414.3464509011" calcext:value-type="float">
            <text:p>17414.3464509011</text:p>
          </table:table-cell>
          <table:table-cell office:value-type="float" office:value="250" calcext:value-type="float">
            <text:p>250</text:p>
          </table:table-cell>
          <table:table-cell office:value-type="float" office:value="100.483" calcext:value-type="float">
            <text:p>100.483</text:p>
          </table:table-cell>
          <table:table-cell office:value-type="string" calcext:value-type="string">
            <text:p>RSRun-29.3CORGreen_250V</text:p>
          </table:table-cell>
          <table:table-cell office:value-type="float" office:value="-29.3" calcext:value-type="float">
            <text:p>-29.3</text:p>
          </table:table-cell>
          <table:table-cell table:formula="of:=110.4/((-0.383*[.R15])+101)" office:value-type="float" office:value="0.983765200909983" calcext:value-type="float">
            <text:p>0.983765200909983</text:p>
          </table:table-cell>
          <table:table-cell table:formula="of:=[.S15]*[.P15]" office:value-type="float" office:value="98.8516786830378" calcext:value-type="float">
            <text:p>98.8516786830378</text:p>
          </table:table-cell>
          <table:table-cell table:formula="of:=[.T15]*202" office:value-type="float" office:value="19968.0390939736" calcext:value-type="float">
            <text:p>19968.0390939736</text:p>
          </table:table-cell>
          <table:table-cell table:number-columns-repeated="100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.6961" calcext:value-type="float">
            <text:p>44.6961</text:p>
          </table:table-cell>
          <table:table-cell office:value-type="string" calcext:value-type="string">
            <text:p>RSRun-24.9CORGreen_200V</text:p>
          </table:table-cell>
          <table:table-cell office:value-type="float" office:value="-24.9" calcext:value-type="float">
            <text:p>-24.9</text:p>
          </table:table-cell>
          <table:table-cell table:formula="of:=110.4/((-0.383*[.D16])+101)" office:value-type="float" office:value="0.998763306666474" calcext:value-type="float">
            <text:p>0.998763306666474</text:p>
          </table:table-cell>
          <table:table-cell table:formula="of:=[.E16]*[.B16]" office:value-type="float" office:value="44.6408246310954" calcext:value-type="float">
            <text:p>44.6408246310954</text:p>
          </table:table-cell>
          <table:table-cell table:formula="of:=[.F16]*202" office:value-type="float" office:value="9017.44657548127" calcext:value-type="float">
            <text:p>9017.44657548127</text:p>
          </table:table-cell>
          <table:table-cell office:value-type="float" office:value="100" calcext:value-type="float">
            <text:p>100</text:p>
          </table:table-cell>
          <table:table-cell office:value-type="float" office:value="70.2605" calcext:value-type="float">
            <text:p>70.2605</text:p>
          </table:table-cell>
          <table:table-cell office:value-type="string" calcext:value-type="string">
            <text:p>RSRun-30.5CORWhite_100V</text:p>
          </table:table-cell>
          <table:table-cell office:value-type="float" office:value="-30.5" calcext:value-type="float">
            <text:p>-30.5</text:p>
          </table:table-cell>
          <table:table-cell table:formula="of:=110.4/((-0.383*[.K16])+101)" office:value-type="float" office:value="0.979752665699338" calcext:value-type="float">
            <text:p>0.979752665699338</text:p>
          </table:table-cell>
          <table:table-cell table:formula="of:=[.L16]*[.I16]" office:value-type="float" office:value="68.8379121683684" calcext:value-type="float">
            <text:p>68.8379121683684</text:p>
          </table:table-cell>
          <table:table-cell table:formula="of:=[.M16]*202" office:value-type="float" office:value="13905.2582580104" calcext:value-type="float">
            <text:p>13905.2582580104</text:p>
          </table:table-cell>
          <table:table-cell office:value-type="float" office:value="350" calcext:value-type="float">
            <text:p>350</text:p>
          </table:table-cell>
          <table:table-cell office:value-type="float" office:value="115.164" calcext:value-type="float">
            <text:p>115.164</text:p>
          </table:table-cell>
          <table:table-cell office:value-type="string" calcext:value-type="string">
            <text:p>RSRun-29.3CORGreen_350V</text:p>
          </table:table-cell>
          <table:table-cell office:value-type="float" office:value="-29.3" calcext:value-type="float">
            <text:p>-29.3</text:p>
          </table:table-cell>
          <table:table-cell table:formula="of:=110.4/((-0.383*[.R16])+101)" office:value-type="float" office:value="0.983765200909983" calcext:value-type="float">
            <text:p>0.983765200909983</text:p>
          </table:table-cell>
          <table:table-cell table:formula="of:=[.S16]*[.P16]" office:value-type="float" office:value="113.294335597597" calcext:value-type="float">
            <text:p>113.294335597597</text:p>
          </table:table-cell>
          <table:table-cell table:formula="of:=[.T16]*202" office:value-type="float" office:value="22885.4557907146" calcext:value-type="float">
            <text:p>22885.4557907146</text:p>
          </table:table-cell>
          <table:table-cell table:number-columns-repeated="100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.967" calcext:value-type="float">
            <text:p>42.967</text:p>
          </table:table-cell>
          <table:table-cell office:value-type="string" calcext:value-type="string">
            <text:p>RSRun-26.5CORGreen_300V</text:p>
          </table:table-cell>
          <table:table-cell office:value-type="float" office:value="-26.5" calcext:value-type="float">
            <text:p>-26.5</text:p>
          </table:table-cell>
          <table:table-cell table:formula="of:=110.4/((-0.383*[.D17])+101)" office:value-type="float" office:value="0.993256829765316" calcext:value-type="float">
            <text:p>0.993256829765316</text:p>
          </table:table-cell>
          <table:table-cell table:formula="of:=[.E17]*[.B17]" office:value-type="float" office:value="42.6772662045263" calcext:value-type="float">
            <text:p>42.6772662045263</text:p>
          </table:table-cell>
          <table:table-cell table:formula="of:=[.F17]*202" office:value-type="float" office:value="8620.80777331432" calcext:value-type="float">
            <text:p>8620.80777331432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86.7407" calcext:value-type="float">
            <text:p>86.7407</text:p>
          </table:table-cell>
          <table:table-cell office:value-type="string" calcext:value-type="string">
            <text:p>RSRun-29.6CORGreen_200V</text:p>
          </table:table-cell>
          <table:table-cell office:value-type="float" office:value="-29.6" calcext:value-type="float">
            <text:p>-29.6</text:p>
          </table:table-cell>
          <table:table-cell table:formula="of:=110.4/((-0.383*[.R17])+101)" office:value-type="float" office:value="0.982758989040101" calcext:value-type="float">
            <text:p>0.982758989040101</text:p>
          </table:table-cell>
          <table:table-cell table:formula="of:=[.S17]*[.P17]" office:value-type="float" office:value="85.2452026406307" calcext:value-type="float">
            <text:p>85.2452026406307</text:p>
          </table:table-cell>
          <table:table-cell table:formula="of:=[.T17]*202" office:value-type="float" office:value="17219.5309334074" calcext:value-type="float">
            <text:p>17219.5309334074</text:p>
          </table:table-cell>
          <table:table-cell table:number-columns-repeated="100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7386" calcext:value-type="float">
            <text:p>43.7386</text:p>
          </table:table-cell>
          <table:table-cell office:value-type="string" calcext:value-type="string">
            <text:p>RSRun-26.7CORGreen_400V</text:p>
          </table:table-cell>
          <table:table-cell office:value-type="float" office:value="-26.7" calcext:value-type="float">
            <text:p>-26.7</text:p>
          </table:table-cell>
          <table:table-cell table:formula="of:=110.4/((-0.383*[.D18])+101)" office:value-type="float" office:value="0.992572786423331" calcext:value-type="float">
            <text:p>0.992572786423331</text:p>
          </table:table-cell>
          <table:table-cell table:formula="of:=[.E18]*[.B18]" office:value-type="float" office:value="43.4137440762555" calcext:value-type="float">
            <text:p>43.4137440762555</text:p>
          </table:table-cell>
          <table:table-cell table:formula="of:=[.F18]*202" office:value-type="float" office:value="8769.57630340361" calcext:value-type="float">
            <text:p>8769.57630340361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114.78" calcext:value-type="float">
            <text:p>114.78</text:p>
          </table:table-cell>
          <table:table-cell office:value-type="string" calcext:value-type="string">
            <text:p>RSRun-29.6CORGreen_300V</text:p>
          </table:table-cell>
          <table:table-cell office:value-type="float" office:value="-29.6" calcext:value-type="float">
            <text:p>-29.6</text:p>
          </table:table-cell>
          <table:table-cell table:formula="of:=110.4/((-0.383*[.R18])+101)" office:value-type="float" office:value="0.982758989040101" calcext:value-type="float">
            <text:p>0.982758989040101</text:p>
          </table:table-cell>
          <table:table-cell table:formula="of:=[.S18]*[.P18]" office:value-type="float" office:value="112.801076762023" calcext:value-type="float">
            <text:p>112.801076762023</text:p>
          </table:table-cell>
          <table:table-cell table:formula="of:=[.T18]*202" office:value-type="float" office:value="22785.8175059286" calcext:value-type="float">
            <text:p>22785.8175059286</text:p>
          </table:table-cell>
          <table:table-cell table:number-columns-repeated="100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.2798" calcext:value-type="float">
            <text:p>39.2798</text:p>
          </table:table-cell>
          <table:table-cell office:value-type="string" calcext:value-type="string">
            <text:p>RSRun-26.2CORGreen_500V</text:p>
          </table:table-cell>
          <table:table-cell office:value-type="float" office:value="-26.2" calcext:value-type="float">
            <text:p>-26.2</text:p>
          </table:table-cell>
          <table:table-cell table:formula="of:=110.4/((-0.383*[.D19])+101)" office:value-type="float" office:value="0.99428466441992" calcext:value-type="float">
            <text:p>0.99428466441992</text:p>
          </table:table-cell>
          <table:table-cell table:formula="of:=[.E19]*[.B19]" office:value-type="float" office:value="39.0553027614816" calcext:value-type="float">
            <text:p>39.0553027614816</text:p>
          </table:table-cell>
          <table:table-cell table:formula="of:=[.F19]*202" office:value-type="float" office:value="7889.17115781927" calcext:value-type="float">
            <text:p>7889.17115781927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39.1929" calcext:value-type="float">
            <text:p>39.1929</text:p>
          </table:table-cell>
          <table:table-cell office:value-type="string" calcext:value-type="string">
            <text:p>RSRun-29.9CORGreen_50V</text:p>
          </table:table-cell>
          <table:table-cell office:value-type="float" office:value="-29.6" calcext:value-type="float">
            <text:p>-29.6</text:p>
          </table:table-cell>
          <table:table-cell table:formula="of:=110.4/((-0.383*[.R19])+101)" office:value-type="float" office:value="0.982758989040101" calcext:value-type="float">
            <text:p>0.982758989040101</text:p>
          </table:table-cell>
          <table:table-cell table:formula="of:=[.S19]*[.P19]" office:value-type="float" office:value="38.5171747815498" calcext:value-type="float">
            <text:p>38.5171747815498</text:p>
          </table:table-cell>
          <table:table-cell table:formula="of:=[.T19]*202" office:value-type="float" office:value="7780.46930587305" calcext:value-type="float">
            <text:p>7780.46930587305</text:p>
          </table:table-cell>
          <table:table-cell table:number-columns-repeated="1003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58.7882" calcext:value-type="float">
            <text:p>58.7882</text:p>
          </table:table-cell>
          <table:table-cell office:value-type="string" calcext:value-type="string">
            <text:p>RSRun-29.9CORGreen_100V</text:p>
          </table:table-cell>
          <table:table-cell office:value-type="float" office:value="-29.9" calcext:value-type="float">
            <text:p>-29.9</text:p>
          </table:table-cell>
          <table:table-cell table:formula="of:=110.4/((-0.383*[.R20])+101)" office:value-type="float" office:value="0.981754833408477" calcext:value-type="float">
            <text:p>0.981754833408477</text:p>
          </table:table-cell>
          <table:table-cell table:formula="of:=[.S20]*[.P20]" office:value-type="float" office:value="57.7155994973842" calcext:value-type="float">
            <text:p>57.7155994973842</text:p>
          </table:table-cell>
          <table:table-cell table:formula="of:=[.T20]*202" office:value-type="float" office:value="11658.5510984716" calcext:value-type="float">
            <text:p>11658.5510984716</text:p>
          </table:table-cell>
          <table:table-cell table:number-columns-repeated="1003"/>
        </table:table-row>
        <table:table-row table:style-name="ro1">
          <table:table-cell>
            <draw:frame table:end-cell-address="CCE.I49" table:end-x="3.66pt" table:end-y="10.97pt" draw:z-index="0" draw:name="Chart 4" draw:style-name="gr1" draw:text-style-name="P1" svg:width="647.46pt" svg:height="392.26pt" svg:x="55.93pt" svg:y="10.71pt">
              <loext:p draw:notify-on-update-of-ranges="CCE.U2:CCE.U21 CCE.O2:CCE.O21 CCE.N2:CCE.N16 CCE.H2:CCE.H1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office:value-type="float" office:value="150" calcext:value-type="float">
            <text:p>150</text:p>
          </table:table-cell>
          <table:table-cell office:value-type="float" office:value="74.5456" calcext:value-type="float">
            <text:p>74.5456</text:p>
          </table:table-cell>
          <table:table-cell office:value-type="string" calcext:value-type="string">
            <text:p>RSRun-29.9CORGreen_150V</text:p>
          </table:table-cell>
          <table:table-cell office:value-type="float" office:value="-29.9" calcext:value-type="float">
            <text:p>-29.9</text:p>
          </table:table-cell>
          <table:table-cell table:formula="of:=110.4/((-0.383*[.R21])+101)" office:value-type="float" office:value="0.981754833408477" calcext:value-type="float">
            <text:p>0.981754833408477</text:p>
          </table:table-cell>
          <table:table-cell table:formula="of:=[.S21]*[.P21]" office:value-type="float" office:value="73.1855031093349" calcext:value-type="float">
            <text:p>73.1855031093349</text:p>
          </table:table-cell>
          <table:table-cell table:formula="of:=[.T21]*202" office:value-type="float" office:value="14783.4716280857" calcext:value-type="float">
            <text:p>14783.4716280857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 Widths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3" office:value-type="float" office:value="500000000000000" calcext:value-type="float">
            <text:p>5.00E+14</text:p>
          </table:table-cell>
          <table:table-cell table:number-columns-repeated="2"/>
          <table:table-cell table:style-name="ce3" office:value-type="float" office:value="100000000000000" calcext:value-type="float">
            <text:p>1.00E+14</text:p>
          </table:table-cell>
          <table:table-cell table:number-columns-repeated="2"/>
          <table:table-cell office:value-type="string" calcext:value-type="string">
            <text:p>unirrad</text:p>
          </table:table-cell>
          <table:table-cell table:number-columns-repeated="10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.H2]/[.$H$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H3]/[.$H$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table:formula="of:=[.B4]/[.$B$12]" office:value-type="float" office:value="0.104769782189137" calcext:value-type="float">
            <text:p>0.104769782189137</text:p>
          </table:table-cell>
          <table:table-cell office:value-type="float" office:value="1" calcext:value-type="float">
            <text:p>1</text:p>
          </table:table-cell>
          <table:table-cell office:value-type="float" office:value="1333" calcext:value-type="float">
            <text:p>1333</text:p>
          </table:table-cell>
          <table:table-cell table:formula="of:=[.E4]/[.$E$12]" office:value-type="float" office:value="0.171889103803997" calcext:value-type="float">
            <text:p>0.171889103803997</text:p>
          </table:table-cell>
          <table:table-cell office:value-type="float" office:value="1" calcext:value-type="float">
            <text:p>1</text:p>
          </table:table-cell>
          <table:table-cell office:value-type="float" office:value="5895" calcext:value-type="float">
            <text:p>5895</text:p>
          </table:table-cell>
          <table:table-cell table:formula="of:=[.H4]/[.$H$12]" office:value-type="float" office:value="0.252397670834047" calcext:value-type="float">
            <text:p>0.252397670834047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38" calcext:value-type="float">
            <text:p>3438</text:p>
          </table:table-cell>
          <table:table-cell table:formula="of:=[.B5]/[.$B$12]" office:value-type="float" office:value="0.23697270471464" calcext:value-type="float">
            <text:p>0.23697270471464</text:p>
          </table:table-cell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table:formula="of:=[.E5]/[.$E$12]" office:value-type="float" office:value="0.441392649903288" calcext:value-type="float">
            <text:p>0.441392649903288</text:p>
          </table:table-cell>
          <table:table-cell office:value-type="float" office:value="2" calcext:value-type="float">
            <text:p>2</text:p>
          </table:table-cell>
          <table:table-cell office:value-type="float" office:value="10480" calcext:value-type="float">
            <text:p>10480</text:p>
          </table:table-cell>
          <table:table-cell table:formula="of:=[.H5]/[.$H$12]" office:value-type="float" office:value="0.448706970371639" calcext:value-type="float">
            <text:p>0.44870697037163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58" calcext:value-type="float">
            <text:p>3558</text:p>
          </table:table-cell>
          <table:table-cell table:formula="of:=[.B6]/[.$B$12]" office:value-type="float" office:value="0.245244003308519" calcext:value-type="float">
            <text:p>0.245244003308519</text:p>
          </table:table-cell>
          <table:table-cell office:value-type="float" office:value="3" calcext:value-type="float">
            <text:p>3</text:p>
          </table:table-cell>
          <table:table-cell office:value-type="float" office:value="1596" calcext:value-type="float">
            <text:p>1596</text:p>
          </table:table-cell>
          <table:table-cell table:formula="of:=[.E6]/[.$E$12]" office:value-type="float" office:value="0.205802707930367" calcext:value-type="float">
            <text:p>0.205802707930367</text:p>
          </table:table-cell>
          <table:table-cell office:value-type="float" office:value="3" calcext:value-type="float">
            <text:p>3</text:p>
          </table:table-cell>
          <table:table-cell office:value-type="float" office:value="3566" calcext:value-type="float">
            <text:p>3566</text:p>
          </table:table-cell>
          <table:table-cell table:formula="of:=[.H6]/[.$H$12]" office:value-type="float" office:value="0.15268025346806" calcext:value-type="float">
            <text:p>0.15268025346806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57" calcext:value-type="float">
            <text:p>2357</text:p>
          </table:table-cell>
          <table:table-cell table:formula="of:=[.B7]/[.$B$12]" office:value-type="float" office:value="0.162462089881445" calcext:value-type="float">
            <text:p>0.162462089881445</text:p>
          </table:table-cell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table:formula="of:=[.E7]/[.$E$12]" office:value-type="float" office:value="0.0785299806576402" calcext:value-type="float">
            <text:p>0.07852998065764</text:p>
          </table:table-cell>
          <table:table-cell office:value-type="float" office:value="4" calcext:value-type="float">
            <text:p>4</text:p>
          </table:table-cell>
          <table:table-cell office:value-type="float" office:value="1360" calcext:value-type="float">
            <text:p>1360</text:p>
          </table:table-cell>
          <table:table-cell table:formula="of:=[.H7]/[.$H$12]" office:value-type="float" office:value="0.0582291488268539" calcext:value-type="float">
            <text:p>0.05822914882685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2" calcext:value-type="float">
            <text:p>1472</text:p>
          </table:table-cell>
          <table:table-cell table:formula="of:=[.B8]/[.$B$12]" office:value-type="float" office:value="0.101461262751585" calcext:value-type="float">
            <text:p>0.101461262751585</text:p>
          </table:table-cell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table:formula="of:=[.E8]/[.$E$12]" office:value-type="float" office:value="0.0336557059961315" calcext:value-type="float">
            <text:p>0.033655705996132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formula="of:=[.H8]/[.$H$12]" office:value-type="float" office:value="0.0321116629559856" calcext:value-type="float">
            <text:p>0.03211166295598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5" calcext:value-type="float">
            <text:p>985</text:p>
          </table:table-cell>
          <table:table-cell table:formula="of:=[.B9]/[.$B$12]" office:value-type="float" office:value="0.0678935759580921" calcext:value-type="float">
            <text:p>0.067893575958092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table:formula="of:=[.E9]/[.$E$12]" office:value-type="float" office:value="0.0274661508704062" calcext:value-type="float">
            <text:p>0.027466150870406</text:p>
          </table:table-cell>
          <table:table-cell office:value-type="float" office:value="6" calcext:value-type="float">
            <text:p>6</text:p>
          </table:table-cell>
          <table:table-cell office:value-type="float" office:value="519" calcext:value-type="float">
            <text:p>519</text:p>
          </table:table-cell>
          <table:table-cell table:formula="of:=[.H9]/[.$H$12]" office:value-type="float" office:value="0.022221270765542" calcext:value-type="float">
            <text:p>0.02222127076554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0" calcext:value-type="float">
            <text:p>670</text:p>
          </table:table-cell>
          <table:table-cell table:formula="of:=[.B10]/[.$B$12]" office:value-type="float" office:value="0.0461814171491591" calcext:value-type="float">
            <text:p>0.046181417149159</text:p>
          </table:table-cell>
          <table:table-cell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formula="of:=[.E10]/[.$E$12]" office:value-type="float" office:value="0.0221792392005158" calcext:value-type="float">
            <text:p>0.022179239200516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table:formula="of:=[.H10]/[.$H$12]" office:value-type="float" office:value="0.0184963178626477" calcext:value-type="float">
            <text:p>0.01849631786264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8" calcext:value-type="float">
            <text:p>508</text:p>
          </table:table-cell>
          <table:table-cell table:formula="of:=[.B11]/[.$B$12]" office:value-type="float" office:value="0.0350151640474221" calcext:value-type="float">
            <text:p>0.035015164047422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E11]/[.$E$12]" office:value-type="float" office:value="0.0190844616376531" calcext:value-type="float">
            <text:p>0.019084461637653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table:formula="of:=[.H11]/[.$H$12]" office:value-type="float" office:value="0.0151567049152252" calcext:value-type="float">
            <text:p>0.015156704915225</text:p>
          </table:table-cell>
          <table:table-cell table:number-columns-repeated="1015"/>
        </table:table-row>
        <table:table-row table:style-name="ro1">
          <table:table-cell/>
          <table:table-cell table:formula="of:=SUM([.B3:.B11])" office:value-type="float" office:value="14508" calcext:value-type="float">
            <text:p>14508</text:p>
          </table:table-cell>
          <table:table-cell table:number-columns-repeated="2"/>
          <table:table-cell table:formula="of:=SUM([.E4:.E11])" office:value-type="float" office:value="7755" calcext:value-type="float">
            <text:p>7755</text:p>
          </table:table-cell>
          <table:table-cell table:number-columns-repeated="2"/>
          <table:table-cell table:formula="of:=SUM([.H2:.H11])" office:value-type="float" office:value="23356" calcext:value-type="float">
            <text:p>2335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Cluster Widths'.L38" table:end-x="6.97pt" table:end-y="11.96pt" draw:z-index="0" draw:name="Chart 1" draw:style-name="gr1" draw:text-style-name="P1" svg:width="516.16pt" svg:height="341.46pt" svg:x="53.49pt" svg:y="6.49pt">
              <loext:p draw:notify-on-update-of-ranges="'Cluster Widths'.C4:'Cluster Widths'.C11 'Cluster Widths'.A4:'Cluster Widths'.A11 'Cluster Widths'.F4:'Cluster Widths'.F11 'Cluster Widths'.A4:'Cluster Widths'.A11 'Cluster Widths'.I4:'Cluster Widths'.I11 'Cluster Widths'.A4:'Cluster Widths'.A11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l at 900V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Status_20_11" style:display-name="Status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12" style:display-name="Tex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3" style:display-name="Warning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Vs" style:display-name="PageStyle_IV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luster_20_Widths" style:display-name="PageStyle_Cluster Width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CE" style:display-name="PageStyle_C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icrosoft Office User</dc:creator>
    <meta:editing-cycles>21</meta:editing-cycles>
    <meta:creation-date>2018-07-21T23:48:01</meta:creation-date>
    <dc:date>2018-07-22T10:51:11</dc:date>
    <meta:editing-duration>PT1H6M</meta:editing-duration>
    <meta:generator>LibreOffice/5.3.6.1$Linux_X86_64 LibreOffice_project/30$Build-1</meta:generator>
    <meta:document-statistic meta:table-count="3" meta:cell-count="633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485cm" svg:height="13.247cm" xlink:href=".." xlink:type="simple" chart:class="chart:scatter" chart:style-name="ch1">
        <chart:title svg:x="6.322cm" svg:y="0.399cm" chart:style-name="ch2">
          <text:p>ATLAS 17 STD Minis Cold IVs</text:p>
        </chart:title>
        <chart:legend chart:legend-position="bottom" svg:x="4.642cm" svg:y="12.543cm" style:legend-expansion="wide" chart:style-name="ch3"/>
        <chart:plot-area chart:style-name="ch4" table:cell-range-address="IVs.E10:IVs.F29 IVs.H10:IVs.H29 IVs.K10:IVs.K29 IVs.B8:IVs.B23" chart:data-source-has-labels="row" svg:x="1.35cm" svg:y="1.436cm" svg:width="16.766cm" svg:height="9.892cm">
          <chartooo:coordinate-region svg:x="1.769cm" svg:y="1.596cm" svg:width="15.87cm" svg:height="9.314cm"/>
          <chart:axis chart:dimension="x" chart:name="primary-x" chart:style-name="ch5">
            <chart:title svg:x="8.915cm" svg:y="11.592cm" chart:style-name="ch6">
              <text:p>Voltage (V)</text:p>
            </chart:title>
            <chart:grid chart:style-name="ch7" chart:class="major"/>
          </chart:axis>
          <chart:axis chart:dimension="y" chart:name="primary-y" chart:style-name="ch5">
            <chart:title svg:x="0.451cm" svg:y="7.319cm" chart:style-name="ch8">
              <text:p>Current (uA)</text:p>
            </chart:title>
            <chart:grid chart:style-name="ch7" chart:class="major"/>
          </chart:axis>
          <chart:series chart:style-name="ch9" chart:values-cell-range-address="IVs.F10:IVs.F29" loext:label-string="&quot;1e14 neq/cm2&quot;" chart:class="chart:scatter">
            <chart:domain table:cell-range-address="IVs.E10:IVs.E29"/>
            <chart:data-point chart:repeated="20"/>
          </chart:series>
          <chart:series chart:style-name="ch10" chart:values-cell-range-address="IVs.H10:IVs.H29" loext:label-string="&quot;5e14 neq/cm2&quot;" chart:class="chart:scatter">
            <chart:data-point chart:repeated="20"/>
          </chart:series>
          <chart:series chart:style-name="ch11" chart:values-cell-range-address="IVs.K10:IVs.K29" loext:label-string="&quot;1e15 neq/cm2&quot;" chart:class="chart:scatter">
            <chart:data-point chart:repeated="20"/>
          </chart:series>
          <chart:series chart:style-name="ch12" chart:values-cell-range-address="IVs.B8:IVs.B23" loext:label-string="&quot;Unirradiated&quot;" chart:class="chart:scatter">
            <chart:domain table:cell-range-address="IVs.A8:IVs.A23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e14 neq/cm2</text:p>
              </table:table-cell>
              <table:table-cell office:value-type="string">
                <text:p>5e14 neq/cm2</text:p>
              </table:table-cell>
              <table:table-cell office:value-type="string">
                <text:p>1e15 neq/cm2</text:p>
              </table:table-cell>
              <table:table-cell office:value-type="string">
                <text:p>Column A</text:p>
              </table:table-cell>
              <table:table-cell office:value-type="string">
                <text:p>Unirradi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IVs.E10:IVs.E29</svg:desc>
                </draw:g>
              </table:table-cell>
              <table:table-cell office:value-type="float" office:value="0.835">
                <text:p>0.835</text:p>
                <draw:g>
                  <svg:desc>IVs.F10:IVs.F29</svg:desc>
                </draw:g>
              </table:table-cell>
              <table:table-cell office:value-type="float" office:value="2.2">
                <text:p>2.2</text:p>
                <draw:g>
                  <svg:desc>IVs.H10:IVs.H29</svg:desc>
                </draw:g>
              </table:table-cell>
              <table:table-cell office:value-type="float" office:value="3.4">
                <text:p>3.4</text:p>
                <draw:g>
                  <svg:desc>IVs.K10:IVs.K29</svg:desc>
                </draw:g>
              </table:table-cell>
              <table:table-cell office:value-type="float" office:value="250">
                <text:p>250</text:p>
                <draw:g>
                  <svg:desc>IVs.A8:IVs.A23</svg:desc>
                </draw:g>
              </table:table-cell>
              <table:table-cell office:value-type="float" office:value="0">
                <text:p>0</text:p>
                <draw:g>
                  <svg:desc>IVs.B8:IVs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83">
                <text:p>0.983</text:p>
              </table:table-cell>
              <table:table-cell office:value-type="float" office:value="3.6">
                <text:p>3.6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72">
                <text:p>1.072</text:p>
              </table:table-cell>
              <table:table-cell office:value-type="float" office:value="5.1">
                <text:p>5.1</text:p>
              </table:table-cell>
              <table:table-cell office:value-type="float" office:value="8.8">
                <text:p>8.8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.159">
                <text:p>1.159</text:p>
              </table:table-cell>
              <table:table-cell office:value-type="float" office:value="6.3">
                <text:p>6.3</text:p>
              </table:table-cell>
              <table:table-cell office:value-type="float" office:value="11.5">
                <text:p>11.5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248">
                <text:p>1.248</text:p>
              </table:table-cell>
              <table:table-cell office:value-type="float" office:value="7.3">
                <text:p>7.3</text:p>
              </table:table-cell>
              <table:table-cell office:value-type="float" office:value="14">
                <text:p>14</text:p>
              </table:table-cell>
              <table:table-cell office:value-type="float" office:value="450">
                <text:p>45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335">
                <text:p>1.335</text:p>
              </table:table-cell>
              <table:table-cell office:value-type="float" office:value="8.2">
                <text:p>8.2</text:p>
              </table:table-cell>
              <table:table-cell office:value-type="float" office:value="16.2">
                <text:p>16.2</text:p>
              </table:table-cell>
              <table:table-cell office:value-type="float" office:value="500">
                <text:p>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.432">
                <text:p>1.432</text:p>
              </table:table-cell>
              <table:table-cell office:value-type="float" office:value="8.9">
                <text:p>8.9</text:p>
              </table:table-cell>
              <table:table-cell office:value-type="float" office:value="18.2">
                <text:p>18.2</text:p>
              </table:table-cell>
              <table:table-cell office:value-type="float" office:value="550">
                <text:p>55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532">
                <text:p>1.532</text:p>
              </table:table-cell>
              <table:table-cell office:value-type="float" office:value="9.6">
                <text:p>9.6</text:p>
              </table:table-cell>
              <table:table-cell office:value-type="float" office:value="20">
                <text:p>20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.632">
                <text:p>1.632</text:p>
              </table:table-cell>
              <table:table-cell office:value-type="float" office:value="10.2">
                <text:p>10.2</text:p>
              </table:table-cell>
              <table:table-cell office:value-type="float" office:value="22">
                <text:p>22</text:p>
              </table:table-cell>
              <table:table-cell office:value-type="float" office:value="650">
                <text:p>6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.743">
                <text:p>1.743</text:p>
              </table:table-cell>
              <table:table-cell office:value-type="float" office:value="10.8">
                <text:p>10.8</text:p>
              </table:table-cell>
              <table:table-cell office:value-type="float" office:value="25.7">
                <text:p>25.7</text:p>
              </table:table-cell>
              <table:table-cell office:value-type="float" office:value="700">
                <text:p>7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1.855">
                <text:p>1.855</text:p>
              </table:table-cell>
              <table:table-cell office:value-type="float" office:value="11.4">
                <text:p>11.4</text:p>
              </table:table-cell>
              <table:table-cell office:value-type="float" office:value="31.6">
                <text:p>31.6</text:p>
              </table:table-cell>
              <table:table-cell office:value-type="float" office:value="750">
                <text:p>75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.975">
                <text:p>1.975</text:p>
              </table:table-cell>
              <table:table-cell office:value-type="float" office:value="12.1">
                <text:p>12.1</text:p>
              </table:table-cell>
              <table:table-cell office:value-type="float" office:value="39.1">
                <text:p>39.1</text:p>
              </table:table-cell>
              <table:table-cell office:value-type="float" office:value="800">
                <text:p>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2.085">
                <text:p>2.085</text:p>
              </table:table-cell>
              <table:table-cell office:value-type="float" office:value="12.8">
                <text:p>12.8</text:p>
              </table:table-cell>
              <table:table-cell office:value-type="float" office:value="47.1">
                <text:p>47.1</text:p>
              </table:table-cell>
              <table:table-cell office:value-type="float" office:value="850">
                <text:p>8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2.23">
                <text:p>2.23</text:p>
              </table:table-cell>
              <table:table-cell office:value-type="float" office:value="13.6">
                <text:p>13.6</text:p>
              </table:table-cell>
              <table:table-cell office:value-type="float" office:value="54.7">
                <text:p>54.7</text:p>
              </table:table-cell>
              <table:table-cell office:value-type="float" office:value="900">
                <text:p>9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2.405">
                <text:p>2.405</text:p>
              </table:table-cell>
              <table:table-cell office:value-type="float" office:value="14.5">
                <text:p>14.5</text:p>
              </table:table-cell>
              <table:table-cell office:value-type="float" office:value="62.5">
                <text:p>62.5</text:p>
              </table:table-cell>
              <table:table-cell office:value-type="float" office:value="950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.56">
                <text:p>2.56</text:p>
              </table:table-cell>
              <table:table-cell office:value-type="float" office:value="15.4">
                <text:p>15.4</text:p>
              </table:table-cell>
              <table:table-cell office:value-type="float" office:value="70.6">
                <text:p>70.6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2.78">
                <text:p>2.78</text:p>
              </table:table-cell>
              <table:table-cell office:value-type="float" office:value="16.5">
                <text:p>16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3.17">
                <text:p>3.17</text:p>
              </table:table-cell>
              <table:table-cell office:value-type="float" office:value="17.5">
                <text:p>17.5</text:p>
              </table:table-cell>
              <table:table-cell office:value-type="float" office:value="87.9">
                <text:p>8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3.26">
                <text:p>3.26</text:p>
              </table:table-cell>
              <table:table-cell office:value-type="float" office:value="18.7">
                <text:p>18.7</text:p>
              </table:table-cell>
              <table:table-cell office:value-type="float" office:value="97.1">
                <text:p>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3.59">
                <text:p>3.59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14cm" svg:height="13.247cm" xlink:href=".." xlink:type="simple" chart:class="chart:scatter" chart:style-name="ch1">
        <chart:title svg:x="6.337cm" svg:y="0.399cm" chart:style-name="ch2">
          <text:p>ATLAS 17 STD Minis Cold IVs</text:p>
        </chart:title>
        <chart:legend chart:legend-position="bottom" svg:x="5.834cm" svg:y="12.543cm" style:legend-expansion="wide" chart:style-name="ch3"/>
        <chart:plot-area chart:style-name="ch4" table:cell-range-address="IVs.E10:IVs.F29 IVs.H10:IVs.H29 IVs.B8:IVs.B23" chart:data-source-has-labels="row" svg:x="1.351cm" svg:y="1.436cm" svg:width="16.793cm" svg:height="9.892cm">
          <chartooo:coordinate-region svg:x="1.77cm" svg:y="1.596cm" svg:width="16.055cm" svg:height="9.314cm"/>
          <chart:axis chart:dimension="x" chart:name="primary-x" chart:style-name="ch5">
            <chart:title svg:x="8.929cm" svg:y="11.592cm" chart:style-name="ch6">
              <text:p>Voltage (V)</text:p>
            </chart:title>
            <chart:grid chart:style-name="ch7" chart:class="major"/>
          </chart:axis>
          <chart:axis chart:dimension="y" chart:name="primary-y" chart:style-name="ch8">
            <chart:title svg:x="0.451cm" svg:y="7.319cm" chart:style-name="ch9">
              <text:p>Current (uA)</text:p>
            </chart:title>
            <chart:grid chart:style-name="ch7" chart:class="major"/>
          </chart:axis>
          <chart:series chart:style-name="ch10" chart:values-cell-range-address="IVs.F10:IVs.F29" loext:label-string="&quot;1e14 neq/cm2&quot;" chart:class="chart:scatter">
            <chart:domain table:cell-range-address="IVs.E10:IVs.E29"/>
            <chart:data-point chart:repeated="20"/>
          </chart:series>
          <chart:series chart:style-name="ch11" chart:values-cell-range-address="IVs.H10:IVs.H29" loext:label-string="&quot;5e14 neq/cm2&quot;" chart:class="chart:scatter">
            <chart:data-point chart:repeated="20"/>
          </chart:series>
          <chart:series chart:style-name="ch12" chart:values-cell-range-address="IVs.B8:IVs.B23" loext:label-string="&quot;Unirradiated&quot;" chart:class="chart:scatter">
            <chart:domain table:cell-range-address="IVs.A8:IVs.A23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e14 neq/cm2</text:p>
              </table:table-cell>
              <table:table-cell office:value-type="string">
                <text:p>5e14 neq/cm2</text:p>
              </table:table-cell>
              <table:table-cell office:value-type="string">
                <text:p>Column A</text:p>
              </table:table-cell>
              <table:table-cell office:value-type="string">
                <text:p>Unirradi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IVs.E10:IVs.E29</svg:desc>
                </draw:g>
              </table:table-cell>
              <table:table-cell office:value-type="float" office:value="0.835">
                <text:p>0.835</text:p>
                <draw:g>
                  <svg:desc>IVs.F10:IVs.F29</svg:desc>
                </draw:g>
              </table:table-cell>
              <table:table-cell office:value-type="float" office:value="2.2">
                <text:p>2.2</text:p>
                <draw:g>
                  <svg:desc>IVs.H10:IVs.H29</svg:desc>
                </draw:g>
              </table:table-cell>
              <table:table-cell office:value-type="float" office:value="250">
                <text:p>250</text:p>
                <draw:g>
                  <svg:desc>IVs.A8:IVs.A23</svg:desc>
                </draw:g>
              </table:table-cell>
              <table:table-cell office:value-type="float" office:value="0">
                <text:p>0</text:p>
                <draw:g>
                  <svg:desc>IVs.B8:IVs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83">
                <text:p>0.983</text:p>
              </table:table-cell>
              <table:table-cell office:value-type="float" office:value="3.6">
                <text:p>3.6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72">
                <text:p>1.072</text:p>
              </table:table-cell>
              <table:table-cell office:value-type="float" office:value="5.1">
                <text:p>5.1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.159">
                <text:p>1.159</text:p>
              </table:table-cell>
              <table:table-cell office:value-type="float" office:value="6.3">
                <text:p>6.3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.248">
                <text:p>1.248</text:p>
              </table:table-cell>
              <table:table-cell office:value-type="float" office:value="7.3">
                <text:p>7.3</text:p>
              </table:table-cell>
              <table:table-cell office:value-type="float" office:value="450">
                <text:p>45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335">
                <text:p>1.335</text:p>
              </table:table-cell>
              <table:table-cell office:value-type="float" office:value="8.2">
                <text:p>8.2</text:p>
              </table:table-cell>
              <table:table-cell office:value-type="float" office:value="500">
                <text:p>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.432">
                <text:p>1.432</text:p>
              </table:table-cell>
              <table:table-cell office:value-type="float" office:value="8.9">
                <text:p>8.9</text:p>
              </table:table-cell>
              <table:table-cell office:value-type="float" office:value="550">
                <text:p>55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532">
                <text:p>1.532</text:p>
              </table:table-cell>
              <table:table-cell office:value-type="float" office:value="9.6">
                <text:p>9.6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.632">
                <text:p>1.632</text:p>
              </table:table-cell>
              <table:table-cell office:value-type="float" office:value="10.2">
                <text:p>10.2</text:p>
              </table:table-cell>
              <table:table-cell office:value-type="float" office:value="650">
                <text:p>6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.743">
                <text:p>1.743</text:p>
              </table:table-cell>
              <table:table-cell office:value-type="float" office:value="10.8">
                <text:p>10.8</text:p>
              </table:table-cell>
              <table:table-cell office:value-type="float" office:value="700">
                <text:p>70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1.855">
                <text:p>1.855</text:p>
              </table:table-cell>
              <table:table-cell office:value-type="float" office:value="11.4">
                <text:p>11.4</text:p>
              </table:table-cell>
              <table:table-cell office:value-type="float" office:value="750">
                <text:p>750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.975">
                <text:p>1.975</text:p>
              </table:table-cell>
              <table:table-cell office:value-type="float" office:value="12.1">
                <text:p>12.1</text:p>
              </table:table-cell>
              <table:table-cell office:value-type="float" office:value="800">
                <text:p>8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2.085">
                <text:p>2.085</text:p>
              </table:table-cell>
              <table:table-cell office:value-type="float" office:value="12.8">
                <text:p>12.8</text:p>
              </table:table-cell>
              <table:table-cell office:value-type="float" office:value="850">
                <text:p>850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2.23">
                <text:p>2.23</text:p>
              </table:table-cell>
              <table:table-cell office:value-type="float" office:value="13.6">
                <text:p>13.6</text:p>
              </table:table-cell>
              <table:table-cell office:value-type="float" office:value="900">
                <text:p>9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2.405">
                <text:p>2.405</text:p>
              </table:table-cell>
              <table:table-cell office:value-type="float" office:value="14.5">
                <text:p>14.5</text:p>
              </table:table-cell>
              <table:table-cell office:value-type="float" office:value="950">
                <text:p>9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.56">
                <text:p>2.56</text:p>
              </table:table-cell>
              <table:table-cell office:value-type="float" office:value="15.4">
                <text:p>15.4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2.78">
                <text:p>2.7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3.17">
                <text:p>3.1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3.26">
                <text:p>3.26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3.59">
                <text:p>3.59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88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842cm" svg:height="13.839cm" xlink:href=".." xlink:type="simple" chart:class="chart:scatter" chart:style-name="ch1">
        <chart:title svg:x="7.733cm" svg:y="0.411cm" chart:style-name="ch2">
          <text:p> ATLAS 17 STD Minis CCE vs. Voltage</text:p>
        </chart:title>
        <chart:legend chart:legend-position="bottom" svg:x="7.998cm" svg:y="13.135cm" style:legend-expansion="wide" chart:style-name="ch3"/>
        <chart:plot-area chart:style-name="ch4" table:cell-range-address="CCE.O2:CCE.O21 CCE.U2:CCE.U21 CCE.N2:CCE.N16 CCE.G6:CCE.G9 CCE.G12:CCE.G12" chart:data-source-has-labels="row" svg:x="1.437cm" svg:y="1.46cm" svg:width="20.949cm" svg:height="10.448cm">
          <chartooo:coordinate-region svg:x="2.332cm" svg:y="1.62cm" svg:width="19.735cm" svg:height="9.87cm"/>
          <chart:axis chart:dimension="x" chart:name="primary-x" chart:style-name="ch5">
            <chart:title svg:x="11.093cm" svg:y="12.184cm" chart:style-name="ch6">
              <text:p>Voltage (V)</text:p>
            </chart:title>
            <chart:grid chart:style-name="ch7" chart:class="major"/>
          </chart:axis>
          <chart:axis chart:dimension="y" chart:name="primary-y" chart:style-name="ch5">
            <chart:title svg:x="0.451cm" svg:y="8.719cm" chart:style-name="ch8">
              <text:p>Collectred Charge (electrons)</text:p>
            </chart:title>
            <chart:grid chart:style-name="ch7" chart:class="major"/>
          </chart:axis>
          <chart:series chart:style-name="ch9" chart:values-cell-range-address="CCE.U2:CCE.U21" loext:label-string="&quot;Unirradiated&quot;" chart:class="chart:scatter">
            <chart:domain table:cell-range-address="CCE.O2:CCE.O21"/>
            <chart:data-point chart:repeated="20"/>
          </chart:series>
          <chart:series chart:style-name="ch10" chart:values-cell-range-address="CCE.N2:CCE.N16" loext:label-string="&quot;1e14 neq/cm2&quot;" chart:class="chart:scatter">
            <chart:domain table:cell-range-address="CCE.H2:CCE.H16"/>
            <chart:data-point chart:repeated="15"/>
          </chart:series>
          <chart:series chart:style-name="ch11" chart:values-cell-range-address="CCE.G6:CCE.G9 CCE.G12:CCE.G12" loext:label-string="&quot;5e14 neq/cm2&quot;" chart:class="chart:scatter">
            <chart:domain table:cell-range-address="CCE.A6:CCE.A9 CCE.A12:CCE.A12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Unirradiated</text:p>
              </table:table-cell>
              <table:table-cell office:value-type="string">
                <text:p>Column H</text:p>
              </table:table-cell>
              <table:table-cell office:value-type="string">
                <text:p>1e14 neq/cm2</text:p>
              </table:table-cell>
              <table:table-cell office:value-type="string">
                <text:p>Column A Column A</text:p>
              </table:table-cell>
              <table:table-cell office:value-type="string">
                <text:p>5e14 neq/cm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CCE.O2:CCE.O21</svg:desc>
                </draw:g>
              </table:table-cell>
              <table:table-cell office:value-type="float" office:value="23072.7814654284">
                <text:p>23072.7814654284</text:p>
                <draw:g>
                  <svg:desc>CCE.U2:CCE.U21</svg:desc>
                </draw:g>
              </table:table-cell>
              <table:table-cell office:value-type="float" office:value="900">
                <text:p>900</text:p>
                <draw:g>
                  <svg:desc>CCE.H2:CCE.H16</svg:desc>
                </draw:g>
              </table:table-cell>
              <table:table-cell office:value-type="float" office:value="17512.3439741919">
                <text:p>17512.3439741919</text:p>
                <draw:g>
                  <svg:desc>CCE.N2:CCE.N16</svg:desc>
                </draw:g>
              </table:table-cell>
              <table:table-cell office:value-type="float" office:value="600">
                <text:p>600</text:p>
                <draw:g>
                  <svg:desc>CCE.A6:CCE.A9 CCE.A12:CCE.A12</svg:desc>
                </draw:g>
              </table:table-cell>
              <table:table-cell office:value-type="float" office:value="7914.90604383488">
                <text:p>7914.90604383488</text:p>
                <draw:g>
                  <svg:desc>CCE.G6:CCE.G9 CCE.G12:CCE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24624.3520219121">
                <text:p>24624.3520219121</text:p>
              </table:table-cell>
              <table:table-cell office:value-type="float" office:value="600">
                <text:p>600</text:p>
              </table:table-cell>
              <table:table-cell office:value-type="float" office:value="18104.2034994766">
                <text:p>18104.2034994766</text:p>
              </table:table-cell>
              <table:table-cell office:value-type="float" office:value="700">
                <text:p>700</text:p>
              </table:table-cell>
              <table:table-cell office:value-type="float" office:value="7938.50760853782">
                <text:p>7938.50760853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22981.3448996979">
                <text:p>22981.3448996979</text:p>
              </table:table-cell>
              <table:table-cell office:value-type="float" office:value="700">
                <text:p>700</text:p>
              </table:table-cell>
              <table:table-cell office:value-type="float" office:value="18156.0274443161">
                <text:p>18156.0274443161</text:p>
              </table:table-cell>
              <table:table-cell office:value-type="float" office:value="800">
                <text:p>800</text:p>
              </table:table-cell>
              <table:table-cell office:value-type="float" office:value="8308.55236733751">
                <text:p>8308.55236733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22478.0635666377">
                <text:p>22478.0635666377</text:p>
              </table:table-cell>
              <table:table-cell office:value-type="float" office:value="800">
                <text:p>800</text:p>
              </table:table-cell>
              <table:table-cell office:value-type="float" office:value="17828.8878841316">
                <text:p>17828.8878841316</text:p>
              </table:table-cell>
              <table:table-cell office:value-type="float" office:value="900">
                <text:p>900</text:p>
              </table:table-cell>
              <table:table-cell office:value-type="float" office:value="8827.98328881268">
                <text:p>8827.98328881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3418.0332060966">
                <text:p>23418.0332060966</text:p>
              </table:table-cell>
              <table:table-cell office:value-type="float" office:value="1000">
                <text:p>1000</text:p>
              </table:table-cell>
              <table:table-cell office:value-type="float" office:value="17368.4413329456">
                <text:p>17368.4413329456</text:p>
              </table:table-cell>
              <table:table-cell office:value-type="float" office:value="1000">
                <text:p>1000</text:p>
              </table:table-cell>
              <table:table-cell office:value-type="float" office:value="8425.83432434657">
                <text:p>8425.83432434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22279.8109458539">
                <text:p>22279.8109458539</text:p>
              </table:table-cell>
              <table:table-cell office:value-type="float" office:value="50">
                <text:p>50</text:p>
              </table:table-cell>
              <table:table-cell office:value-type="float" office:value="6467.35094817317">
                <text:p>6467.3509481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22602.4412453931">
                <text:p>22602.4412453931</text:p>
              </table:table-cell>
              <table:table-cell office:value-type="float" office:value="150">
                <text:p>150</text:p>
              </table:table-cell>
              <table:table-cell office:value-type="float" office:value="15747.5505210249">
                <text:p>15747.550521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">
                <text:p>650</text:p>
              </table:table-cell>
              <table:table-cell office:value-type="float" office:value="21667.0081843341">
                <text:p>21667.0081843341</text:p>
              </table:table-cell>
              <table:table-cell office:value-type="float" office:value="200">
                <text:p>200</text:p>
              </table:table-cell>
              <table:table-cell office:value-type="float" office:value="16440.0908177026">
                <text:p>16440.090817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22206.7578494716">
                <text:p>22206.7578494716</text:p>
              </table:table-cell>
              <table:table-cell office:value-type="float" office:value="250">
                <text:p>250</text:p>
              </table:table-cell>
              <table:table-cell office:value-type="float" office:value="16444.3898492093">
                <text:p>16444.3898492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">
                <text:p>550</text:p>
              </table:table-cell>
              <table:table-cell office:value-type="float" office:value="24118.2769679613">
                <text:p>24118.2769679613</text:p>
              </table:table-cell>
              <table:table-cell office:value-type="float" office:value="300">
                <text:p>300</text:p>
              </table:table-cell>
              <table:table-cell office:value-type="float" office:value="17612.9735932328">
                <text:p>17612.973593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19464.4757864171">
                <text:p>19464.4757864171</text:p>
              </table:table-cell>
              <table:table-cell office:value-type="float" office:value="350">
                <text:p>350</text:p>
              </table:table-cell>
              <table:table-cell office:value-type="float" office:value="17324.0866004659">
                <text:p>17324.086600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2461.4766505852">
                <text:p>22461.4766505852</text:p>
              </table:table-cell>
              <table:table-cell office:value-type="float" office:value="400">
                <text:p>400</text:p>
              </table:table-cell>
              <table:table-cell office:value-type="float" office:value="16745.1833762413">
                <text:p>16745.1833762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19296.6262046081">
                <text:p>19296.6262046081</text:p>
              </table:table-cell>
              <table:table-cell office:value-type="float" office:value="450">
                <text:p>450</text:p>
              </table:table-cell>
              <table:table-cell office:value-type="float" office:value="17086.7285521638">
                <text:p>17086.728552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19968.0390939736">
                <text:p>19968.0390939736</text:p>
              </table:table-cell>
              <table:table-cell office:value-type="float" office:value="500">
                <text:p>500</text:p>
              </table:table-cell>
              <table:table-cell office:value-type="float" office:value="17414.3464509011">
                <text:p>17414.34645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0">
                <text:p>350</text:p>
              </table:table-cell>
              <table:table-cell office:value-type="float" office:value="22885.4557907146">
                <text:p>22885.4557907146</text:p>
              </table:table-cell>
              <table:table-cell office:value-type="float" office:value="100">
                <text:p>100</text:p>
              </table:table-cell>
              <table:table-cell office:value-type="float" office:value="13905.2582580104">
                <text:p>13905.258258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7219.5309334074">
                <text:p>17219.530933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22785.8175059286">
                <text:p>22785.817505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7780.46930587305">
                <text:p>7780.4693058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1658.5510984716">
                <text:p>11658.551098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4783.4716280857">
                <text:p>14783.471628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88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21cm" svg:height="12.047cm" xlink:href=".." xlink:type="simple" chart:class="chart:scatter" chart:style-name="ch1">
        <chart:title svg:x="5.51cm" svg:y="0.375cm" chart:style-name="ch2">
          <text:p>ATLAS 17 STD Minis Cluster Widths</text:p>
        </chart:title>
        <chart:legend chart:legend-position="bottom" svg:x="4.767cm" svg:y="11.343cm" style:legend-expansion="wide" chart:style-name="ch3"/>
        <chart:plot-area chart:style-name="ch4" table:cell-range-address="'Cluster Widths'.A4:'Cluster Widths'.A11 'Cluster Widths'.C4:'Cluster Widths'.C11 'Cluster Widths'.F4:'Cluster Widths'.F11 'Cluster Widths'.I4:'Cluster Widths'.I11" chart:data-source-has-labels="row" svg:x="1.345cm" svg:y="1.388cm" svg:width="16.501cm" svg:height="8.764cm">
          <chartooo:coordinate-region svg:x="2.002cm" svg:y="1.548cm" svg:width="15.763cm" svg:height="8.186cm"/>
          <chart:axis chart:dimension="x" chart:name="primary-x" chart:style-name="ch5">
            <chart:title svg:x="8.605cm" svg:y="9.968cm" chart:style-name="ch6">
              <text:p>Cluster Width</text:p>
            </chart:title>
            <chart:grid chart:style-name="ch7" chart:class="major"/>
          </chart:axis>
          <chart:axis chart:dimension="y" chart:name="primary-y" chart:style-name="ch5">
            <chart:title svg:x="0.396cm" svg:y="3.65cm" chart:style-name="ch8">
              <text:p>Fraction of  events</text:p>
            </chart:title>
            <chart:grid chart:style-name="ch7" chart:class="major"/>
          </chart:axis>
          <chart:series chart:style-name="ch9" chart:values-cell-range-address="'Cluster Widths'.C4:'Cluster Widths'.C11" loext:label-string="&quot;5e14 neq/cm2&quot;" chart:class="chart:scatter">
            <chart:domain table:cell-range-address="'Cluster Widths'.A4:'Cluster Widths'.A11"/>
            <chart:data-point chart:repeated="8"/>
          </chart:series>
          <chart:series chart:style-name="ch10" chart:values-cell-range-address="'Cluster Widths'.F4:'Cluster Widths'.F11" loext:label-string="&quot;1e14 neq/cm2&quot;" chart:class="chart:scatter">
            <chart:data-point chart:repeated="8"/>
          </chart:series>
          <chart:series chart:style-name="ch11" chart:values-cell-range-address="'Cluster Widths'.I4:'Cluster Widths'.I11" loext:label-string="&quot;Unirradiated&quot;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e14 neq/cm2</text:p>
              </table:table-cell>
              <table:table-cell office:value-type="string">
                <text:p>1e14 neq/cm2</text:p>
              </table:table-cell>
              <table:table-cell office:value-type="string">
                <text:p>Unirradi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luster Widths'.A4:'Cluster Widths'.A11</svg:desc>
                </draw:g>
              </table:table-cell>
              <table:table-cell office:value-type="float" office:value="0.104769782189137">
                <text:p>0.104769782189137</text:p>
                <draw:g>
                  <svg:desc>'Cluster Widths'.C4:'Cluster Widths'.C11</svg:desc>
                </draw:g>
              </table:table-cell>
              <table:table-cell office:value-type="float" office:value="0.171889103803997">
                <text:p>0.171889103803997</text:p>
                <draw:g>
                  <svg:desc>'Cluster Widths'.F4:'Cluster Widths'.F11</svg:desc>
                </draw:g>
              </table:table-cell>
              <table:table-cell office:value-type="float" office:value="0.252397670834047">
                <text:p>0.252397670834047</text:p>
                <draw:g>
                  <svg:desc>'Cluster Widths'.I4:'Cluster Widths'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697270471464">
                <text:p>0.23697270471464</text:p>
              </table:table-cell>
              <table:table-cell office:value-type="float" office:value="0.441392649903288">
                <text:p>0.441392649903288</text:p>
              </table:table-cell>
              <table:table-cell office:value-type="float" office:value="0.448706970371639">
                <text:p>0.448706970371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45244003308519">
                <text:p>0.245244003308519</text:p>
              </table:table-cell>
              <table:table-cell office:value-type="float" office:value="0.205802707930367">
                <text:p>0.205802707930367</text:p>
              </table:table-cell>
              <table:table-cell office:value-type="float" office:value="0.15268025346806">
                <text:p>0.15268025346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62462089881445">
                <text:p>0.162462089881445</text:p>
              </table:table-cell>
              <table:table-cell office:value-type="float" office:value="0.0785299806576402">
                <text:p>0.0785299806576402</text:p>
              </table:table-cell>
              <table:table-cell office:value-type="float" office:value="0.0582291488268539">
                <text:p>0.0582291488268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01461262751585">
                <text:p>0.101461262751585</text:p>
              </table:table-cell>
              <table:table-cell office:value-type="float" office:value="0.0336557059961315">
                <text:p>0.0336557059961315</text:p>
              </table:table-cell>
              <table:table-cell office:value-type="float" office:value="0.0321116629559856">
                <text:p>0.0321116629559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78935759580921">
                <text:p>0.0678935759580921</text:p>
              </table:table-cell>
              <table:table-cell office:value-type="float" office:value="0.0274661508704062">
                <text:p>0.0274661508704062</text:p>
              </table:table-cell>
              <table:table-cell office:value-type="float" office:value="0.022221270765542">
                <text:p>0.022221270765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61814171491591">
                <text:p>0.0461814171491591</text:p>
              </table:table-cell>
              <table:table-cell office:value-type="float" office:value="0.0221792392005158">
                <text:p>0.0221792392005158</text:p>
              </table:table-cell>
              <table:table-cell office:value-type="float" office:value="0.0184963178626477">
                <text:p>0.0184963178626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350151640474221">
                <text:p>0.0350151640474221</text:p>
              </table:table-cell>
              <table:table-cell office:value-type="float" office:value="0.0190844616376531">
                <text:p>0.0190844616376531</text:p>
              </table:table-cell>
              <table:table-cell office:value-type="float" office:value="0.0151567049152252">
                <text:p>0.01515670491522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